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b6374" officeooo:paragraph-rsid="013b9528" style:font-size-asian="16pt" style:font-size-complex="16pt"/>
    </style:style>
    <style:style style:name="P48"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9"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6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3c3456" style:font-size-asian="16pt" style:font-size-complex="16pt"/>
    </style:style>
    <style:style style:name="P68"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72"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7"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6"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7"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8"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9"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90"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13c3456"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10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10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eaf0f" style:font-size-asian="16pt" style:font-size-complex="16pt"/>
    </style:style>
    <style:style style:name="P10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30c4ec" style:font-size-asian="16pt" style:font-size-complex="16pt"/>
    </style:style>
    <style:style style:name="P106" style:family="paragraph" style:parent-style-name="Standard">
      <style:paragraph-properties fo:text-align="center" style:justify-single-word="false"/>
      <style:text-properties fo:color="#000000" loext:opacity="100%" style:font-name="Futura Std Condensed Light1" fo:font-size="16pt" fo:language="en" fo:country="US" style:text-underline-style="none" officeooo:rsid="0130da27" officeooo:paragraph-rsid="0130da27" style:font-size-asian="14pt" style:font-size-complex="16pt"/>
    </style:style>
    <style:style style:name="P107"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8"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9"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10"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2"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13"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15"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16"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17"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9"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20"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21"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2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2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2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2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26" style:family="paragraph" style:parent-style-name="Standard">
      <style:paragraph-properties fo:text-align="start" style:justify-single-word="false"/>
      <style:text-properties fo:color="#c9211e" loext:opacity="100%" style:font-name="Futura Std Condensed" fo:font-size="16pt" fo:language="en" fo:country="US" officeooo:rsid="013c3456" officeooo:paragraph-rsid="013c3456" style:font-size-asian="16pt" style:font-size-complex="16pt"/>
    </style:style>
    <style:style style:name="P127"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28"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9"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30"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0cb7f5f" officeooo:paragraph-rsid="00d287be" style:font-size-asian="18pt" style:font-size-complex="18pt"/>
    </style:style>
    <style:style style:name="P131"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6ee03" officeooo:paragraph-rsid="0136ee03" style:font-size-asian="18pt" style:font-size-complex="18pt"/>
    </style:style>
    <style:style style:name="P132" style:family="paragraph" style:parent-style-name="Standard">
      <style:paragraph-properties fo:text-align="center" style:justify-single-word="false"/>
      <style:text-properties fo:color="#c9211e" loext:opacity="100%" style:font-name="Futura Std Condensed1" fo:font-size="18pt" fo:language="en" fo:country="US" style:text-underline-style="none" officeooo:rsid="013897c8" officeooo:paragraph-rsid="013897c8" style:font-size-asian="18pt" style:font-size-complex="18pt"/>
    </style:style>
    <style:style style:name="P133" style:family="paragraph" style:parent-style-name="Standard">
      <style:paragraph-properties fo:text-align="center" style:justify-single-word="false"/>
      <style:text-properties fo:color="#c9211e" loext:opacity="100%" style:font-name="Futura Std Condensed1" fo:font-size="18pt" fo:language="en" fo:country="US" style:text-underline-style="solid" style:text-underline-width="auto" style:text-underline-color="font-color" officeooo:rsid="00cb7f5f" officeooo:paragraph-rsid="00d287be" style:font-size-asian="18pt" style:font-size-complex="18pt"/>
    </style:style>
    <style:style style:name="P134" style:family="paragraph" style:parent-style-name="Standard">
      <style:paragraph-properties fo:text-align="start" style:justify-single-word="false"/>
      <style:text-properties officeooo:paragraph-rsid="00931601"/>
    </style:style>
    <style:style style:name="P135" style:family="paragraph" style:parent-style-name="Standard">
      <style:paragraph-properties fo:text-align="start" style:justify-single-word="false"/>
      <style:text-properties officeooo:paragraph-rsid="0063a4d7"/>
    </style:style>
    <style:style style:name="P136"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37"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38"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39"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40"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4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42" style:family="paragraph" style:parent-style-name="Standard">
      <style:paragraph-properties fo:text-align="start" style:justify-single-word="false"/>
      <style:text-properties style:font-name="Futura Std Condensed Light1" fo:font-size="16pt" fo:language="en" fo:country="US" officeooo:rsid="000b6374" officeooo:paragraph-rsid="0145ba91"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1" officeooo:rsid="012bbbfa"/>
    </style:style>
    <style:style style:name="T14" style:family="text">
      <style:text-properties fo:color="#c9211e" loext:opacity="100%" style:font-name="Futura Std Condensed"/>
    </style:style>
    <style:style style:name="T15" style:family="text">
      <style:text-properties fo:color="#c9211e" loext:opacity="100%" style:font-name="Futura Std Condensed" officeooo:rsid="0012957f"/>
    </style:style>
    <style:style style:name="T16" style:family="text">
      <style:text-properties fo:color="#c9211e" loext:opacity="100%" style:font-name="Futura Std Condensed" officeooo:rsid="000f8f6a"/>
    </style:style>
    <style:style style:name="T17" style:family="text">
      <style:text-properties fo:color="#c9211e" loext:opacity="100%" style:font-name="Futura Std Condensed" officeooo:rsid="000e06bf"/>
    </style:style>
    <style:style style:name="T18" style:family="text">
      <style:text-properties fo:color="#c9211e" loext:opacity="100%" style:font-name="Futura Std Condensed" officeooo:rsid="001362f7"/>
    </style:style>
    <style:style style:name="T19" style:family="text">
      <style:text-properties fo:color="#c9211e" loext:opacity="100%" style:font-name="Futura Std Condensed" officeooo:rsid="0013b1f0"/>
    </style:style>
    <style:style style:name="T20" style:family="text">
      <style:text-properties fo:color="#c9211e" loext:opacity="100%" style:font-name="Futura Std Condensed" officeooo:rsid="0014442c"/>
    </style:style>
    <style:style style:name="T21" style:family="text">
      <style:text-properties fo:color="#c9211e" loext:opacity="100%" style:font-name="Futura Std Condensed" officeooo:rsid="00145467"/>
    </style:style>
    <style:style style:name="T22" style:family="text">
      <style:text-properties fo:color="#c9211e" loext:opacity="100%" style:font-name="Futura Std Condensed" officeooo:rsid="00155c6b"/>
    </style:style>
    <style:style style:name="T23" style:family="text">
      <style:text-properties fo:color="#c9211e" loext:opacity="100%" style:font-name="Futura Std Condensed" officeooo:rsid="0018b4d5"/>
    </style:style>
    <style:style style:name="T24" style:family="text">
      <style:text-properties fo:color="#c9211e" loext:opacity="100%" style:font-name="Futura Std Condensed" officeooo:rsid="0018c4ea"/>
    </style:style>
    <style:style style:name="T25" style:family="text">
      <style:text-properties fo:color="#c9211e" loext:opacity="100%" style:font-name="Futura Std Condensed" officeooo:rsid="001a20db"/>
    </style:style>
    <style:style style:name="T26" style:family="text">
      <style:text-properties fo:color="#c9211e" loext:opacity="100%" style:font-name="Futura Std Condensed" officeooo:rsid="001c6e04"/>
    </style:style>
    <style:style style:name="T27" style:family="text">
      <style:text-properties fo:color="#c9211e" loext:opacity="100%" style:font-name="Futura Std Condensed" officeooo:rsid="001d91d9"/>
    </style:style>
    <style:style style:name="T28" style:family="text">
      <style:text-properties fo:color="#c9211e" loext:opacity="100%" style:font-name="Futura Std Condensed" officeooo:rsid="00202faa"/>
    </style:style>
    <style:style style:name="T29" style:family="text">
      <style:text-properties fo:color="#c9211e" loext:opacity="100%" style:font-name="Futura Std Condensed" officeooo:rsid="002104e7"/>
    </style:style>
    <style:style style:name="T30" style:family="text">
      <style:text-properties fo:color="#c9211e" loext:opacity="100%" style:font-name="Futura Std Condensed" officeooo:rsid="001ec6f4"/>
    </style:style>
    <style:style style:name="T31" style:family="text">
      <style:text-properties fo:color="#c9211e" loext:opacity="100%" style:font-name="Futura Std Condensed" officeooo:rsid="002b15d7"/>
    </style:style>
    <style:style style:name="T32" style:family="text">
      <style:text-properties fo:color="#c9211e" loext:opacity="100%" style:font-name="Futura Std Condensed" officeooo:rsid="00324fc3"/>
    </style:style>
    <style:style style:name="T33" style:family="text">
      <style:text-properties fo:color="#c9211e" loext:opacity="100%" style:font-name="Futura Std Condensed" officeooo:rsid="003600f1"/>
    </style:style>
    <style:style style:name="T34" style:family="text">
      <style:text-properties fo:color="#c9211e" loext:opacity="100%" style:font-name="Futura Std Condensed" officeooo:rsid="00254600"/>
    </style:style>
    <style:style style:name="T35" style:family="text">
      <style:text-properties fo:color="#c9211e" loext:opacity="100%" style:font-name="Futura Std Condensed" officeooo:rsid="00271d54"/>
    </style:style>
    <style:style style:name="T36" style:family="text">
      <style:text-properties fo:color="#c9211e" loext:opacity="100%" style:font-name="Futura Std Condensed" officeooo:rsid="00291794"/>
    </style:style>
    <style:style style:name="T37" style:family="text">
      <style:text-properties fo:color="#c9211e" loext:opacity="100%" style:font-name="Futura Std Condensed" officeooo:rsid="002f6e18"/>
    </style:style>
    <style:style style:name="T38" style:family="text">
      <style:text-properties fo:color="#c9211e" loext:opacity="100%" style:font-name="Futura Std Condensed" style:text-underline-style="solid" style:text-underline-width="auto" style:text-underline-color="font-color"/>
    </style:style>
    <style:style style:name="T39" style:family="text">
      <style:text-properties fo:color="#c9211e" loext:opacity="100%" style:font-name="Futura Std Condensed" style:text-underline-style="solid" style:text-underline-width="auto" style:text-underline-color="font-color" officeooo:rsid="004190e1"/>
    </style:style>
    <style:style style:name="T40" style:family="text">
      <style:text-properties fo:color="#c9211e" loext:opacity="100%" style:font-name="Futura Std Condensed" style:text-underline-style="solid" style:text-underline-width="auto" style:text-underline-color="font-color" officeooo:rsid="002104e7"/>
    </style:style>
    <style:style style:name="T41" style:family="text">
      <style:text-properties fo:color="#c9211e" loext:opacity="100%" style:font-name="Futura Std Condensed" style:text-underline-style="solid" style:text-underline-width="auto" style:text-underline-color="font-color" officeooo:rsid="00145467"/>
    </style:style>
    <style:style style:name="T42" style:family="text">
      <style:text-properties fo:color="#c9211e" loext:opacity="100%" style:font-name="Futura Std Condensed" style:text-underline-style="solid" style:text-underline-width="auto" style:text-underline-color="font-color" officeooo:rsid="0043e337"/>
    </style:style>
    <style:style style:name="T43" style:family="text">
      <style:text-properties fo:color="#c9211e" loext:opacity="100%" style:font-name="Futura Std Condensed" style:text-underline-style="solid" style:text-underline-width="auto" style:text-underline-color="font-color" officeooo:rsid="005a3f3b"/>
    </style:style>
    <style:style style:name="T44" style:family="text">
      <style:text-properties fo:color="#c9211e" loext:opacity="100%" style:font-name="Futura Std Condensed" style:text-underline-style="solid" style:text-underline-width="auto" style:text-underline-color="font-color" officeooo:rsid="004e68bd"/>
    </style:style>
    <style:style style:name="T45" style:family="text">
      <style:text-properties fo:color="#c9211e" loext:opacity="100%" style:font-name="Futura Std Condensed" style:text-underline-style="solid" style:text-underline-width="auto" style:text-underline-color="font-color" officeooo:rsid="001362f7"/>
    </style:style>
    <style:style style:name="T46" style:family="text">
      <style:text-properties fo:color="#c9211e" loext:opacity="100%" style:font-name="Futura Std Condensed" style:text-underline-style="solid" style:text-underline-width="auto" style:text-underline-color="font-color" officeooo:rsid="00dcc94b"/>
    </style:style>
    <style:style style:name="T47" style:family="text">
      <style:text-properties fo:color="#c9211e" loext:opacity="100%" style:font-name="Futura Std Condensed" style:text-underline-style="solid" style:text-underline-width="auto" style:text-underline-color="font-color" officeooo:rsid="00e9a091"/>
    </style:style>
    <style:style style:name="T48" style:family="text">
      <style:text-properties fo:color="#c9211e" loext:opacity="100%" style:font-name="Futura Std Condensed" style:text-underline-style="solid" style:text-underline-width="auto" style:text-underline-color="font-color" officeooo:rsid="00ff1f5e"/>
    </style:style>
    <style:style style:name="T49" style:family="text">
      <style:text-properties fo:color="#c9211e" loext:opacity="100%" style:font-name="Futura Std Condensed" style:text-underline-style="solid" style:text-underline-width="auto" style:text-underline-color="font-color" officeooo:rsid="01060e74"/>
    </style:style>
    <style:style style:name="T50" style:family="text">
      <style:text-properties fo:color="#c9211e" loext:opacity="100%" style:font-name="Futura Std Condensed" style:text-underline-style="solid" style:text-underline-width="auto" style:text-underline-color="font-color" officeooo:rsid="010a7099"/>
    </style:style>
    <style:style style:name="T51" style:family="text">
      <style:text-properties fo:color="#c9211e" loext:opacity="100%" style:font-name="Futura Std Condensed" style:text-underline-style="solid" style:text-underline-width="auto" style:text-underline-color="font-color" officeooo:rsid="011113a5"/>
    </style:style>
    <style:style style:name="T52" style:family="text">
      <style:text-properties fo:color="#c9211e" loext:opacity="100%" style:font-name="Futura Std Condensed" style:text-underline-style="solid" style:text-underline-width="auto" style:text-underline-color="font-color" officeooo:rsid="01114bb2"/>
    </style:style>
    <style:style style:name="T53" style:family="text">
      <style:text-properties fo:color="#c9211e" loext:opacity="100%" style:font-name="Futura Std Condensed" style:text-underline-style="solid" style:text-underline-width="auto" style:text-underline-color="font-color" officeooo:rsid="00e9a091" style:font-size-asian="14pt"/>
    </style:style>
    <style:style style:name="T54" style:family="text">
      <style:text-properties fo:color="#c9211e" loext:opacity="100%" style:font-name="Futura Std Condensed" style:text-underline-style="solid" style:text-underline-width="auto" style:text-underline-color="font-color" officeooo:rsid="011783eb"/>
    </style:style>
    <style:style style:name="T55" style:family="text">
      <style:text-properties fo:color="#c9211e" loext:opacity="100%" style:font-name="Futura Std Condensed" style:text-underline-style="solid" style:text-underline-width="auto" style:text-underline-color="font-color" officeooo:rsid="01191ce8"/>
    </style:style>
    <style:style style:name="T56"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7" style:family="text">
      <style:text-properties fo:color="#c9211e" loext:opacity="100%" style:font-name="Futura Std Condensed" style:text-underline-style="solid" style:text-underline-width="auto" style:text-underline-color="font-color" officeooo:rsid="00d87f02"/>
    </style:style>
    <style:style style:name="T58" style:family="text">
      <style:text-properties fo:color="#c9211e" loext:opacity="100%" style:font-name="Futura Std Condensed" style:text-underline-style="solid" style:text-underline-width="auto" style:text-underline-color="font-color" officeooo:rsid="01335dbe"/>
    </style:style>
    <style:style style:name="T59" style:family="text">
      <style:text-properties fo:color="#c9211e" loext:opacity="100%" style:font-name="Futura Std Condensed" officeooo:rsid="0035b9c5"/>
    </style:style>
    <style:style style:name="T60" style:family="text">
      <style:text-properties fo:color="#c9211e" loext:opacity="100%" style:font-name="Futura Std Condensed" officeooo:rsid="003e9bc7"/>
    </style:style>
    <style:style style:name="T61" style:family="text">
      <style:text-properties fo:color="#c9211e" loext:opacity="100%" style:font-name="Futura Std Condensed" officeooo:rsid="0043e337"/>
    </style:style>
    <style:style style:name="T62" style:family="text">
      <style:text-properties fo:color="#c9211e" loext:opacity="100%" style:font-name="Futura Std Condensed" officeooo:rsid="0048922a"/>
    </style:style>
    <style:style style:name="T63" style:family="text">
      <style:text-properties fo:color="#c9211e" loext:opacity="100%" style:font-name="Futura Std Condensed" officeooo:rsid="004b5574"/>
    </style:style>
    <style:style style:name="T64" style:family="text">
      <style:text-properties fo:color="#c9211e" loext:opacity="100%" style:font-name="Futura Std Condensed" officeooo:rsid="004e68bd"/>
    </style:style>
    <style:style style:name="T65" style:family="text">
      <style:text-properties fo:color="#c9211e" loext:opacity="100%" style:font-name="Futura Std Condensed" officeooo:rsid="00509422"/>
    </style:style>
    <style:style style:name="T66" style:family="text">
      <style:text-properties fo:color="#c9211e" loext:opacity="100%" style:font-name="Futura Std Condensed" officeooo:rsid="005170e5"/>
    </style:style>
    <style:style style:name="T67" style:family="text">
      <style:text-properties fo:color="#c9211e" loext:opacity="100%" style:font-name="Futura Std Condensed" officeooo:rsid="00530c9e"/>
    </style:style>
    <style:style style:name="T68" style:family="text">
      <style:text-properties fo:color="#c9211e" loext:opacity="100%" style:font-name="Futura Std Condensed" officeooo:rsid="0058a901"/>
    </style:style>
    <style:style style:name="T69" style:family="text">
      <style:text-properties fo:color="#c9211e" loext:opacity="100%" style:font-name="Futura Std Condensed" officeooo:rsid="005a6b4c"/>
    </style:style>
    <style:style style:name="T70" style:family="text">
      <style:text-properties fo:color="#c9211e" loext:opacity="100%" style:font-name="Futura Std Condensed" officeooo:rsid="005ac6ad"/>
    </style:style>
    <style:style style:name="T71" style:family="text">
      <style:text-properties fo:color="#c9211e" loext:opacity="100%" style:font-name="Futura Std Condensed" officeooo:rsid="005ad40e"/>
    </style:style>
    <style:style style:name="T72" style:family="text">
      <style:text-properties fo:color="#c9211e" loext:opacity="100%" style:font-name="Futura Std Condensed" officeooo:rsid="005b5999"/>
    </style:style>
    <style:style style:name="T73" style:family="text">
      <style:text-properties fo:color="#c9211e" loext:opacity="100%" style:font-name="Futura Std Condensed" officeooo:rsid="005c7fa8"/>
    </style:style>
    <style:style style:name="T74" style:family="text">
      <style:text-properties fo:color="#c9211e" loext:opacity="100%" style:font-name="Futura Std Condensed" officeooo:rsid="005d8a45"/>
    </style:style>
    <style:style style:name="T75" style:family="text">
      <style:text-properties fo:color="#c9211e" loext:opacity="100%" style:font-name="Futura Std Condensed" officeooo:rsid="00608b0f"/>
    </style:style>
    <style:style style:name="T76" style:family="text">
      <style:text-properties fo:color="#c9211e" loext:opacity="100%" style:font-name="Futura Std Condensed" officeooo:rsid="0061e677"/>
    </style:style>
    <style:style style:name="T77" style:family="text">
      <style:text-properties fo:color="#c9211e" loext:opacity="100%" style:font-name="Futura Std Condensed" officeooo:rsid="0069a474"/>
    </style:style>
    <style:style style:name="T78" style:family="text">
      <style:text-properties fo:color="#c9211e" loext:opacity="100%" style:font-name="Futura Std Condensed" officeooo:rsid="00757a7e"/>
    </style:style>
    <style:style style:name="T79" style:family="text">
      <style:text-properties fo:color="#c9211e" loext:opacity="100%" style:font-name="Futura Std Condensed" officeooo:rsid="00811ecb"/>
    </style:style>
    <style:style style:name="T80" style:family="text">
      <style:text-properties fo:color="#c9211e" loext:opacity="100%" style:font-name="Futura Std Condensed" officeooo:rsid="0082b1fc"/>
    </style:style>
    <style:style style:name="T81" style:family="text">
      <style:text-properties fo:color="#c9211e" loext:opacity="100%" style:font-name="Futura Std Condensed" officeooo:rsid="008bfe80"/>
    </style:style>
    <style:style style:name="T82" style:family="text">
      <style:text-properties fo:color="#c9211e" loext:opacity="100%" style:font-name="Futura Std Condensed" officeooo:rsid="007dbde0"/>
    </style:style>
    <style:style style:name="T83" style:family="text">
      <style:text-properties fo:color="#c9211e" loext:opacity="100%" style:font-name="Futura Std Condensed" officeooo:rsid="007f1654"/>
    </style:style>
    <style:style style:name="T84" style:family="text">
      <style:text-properties fo:color="#c9211e" loext:opacity="100%" style:font-name="Futura Std Condensed" officeooo:rsid="0081581d"/>
    </style:style>
    <style:style style:name="T85" style:family="text">
      <style:text-properties fo:color="#c9211e" loext:opacity="100%" style:font-name="Futura Std Condensed" officeooo:rsid="009437be"/>
    </style:style>
    <style:style style:name="T86" style:family="text">
      <style:text-properties fo:color="#c9211e" loext:opacity="100%" style:font-name="Futura Std Condensed" officeooo:rsid="0096314b"/>
    </style:style>
    <style:style style:name="T87" style:family="text">
      <style:text-properties fo:color="#c9211e" loext:opacity="100%" style:font-name="Futura Std Condensed" officeooo:rsid="0099caad"/>
    </style:style>
    <style:style style:name="T88" style:family="text">
      <style:text-properties fo:color="#c9211e" loext:opacity="100%" style:font-name="Futura Std Condensed" officeooo:rsid="009baf7e"/>
    </style:style>
    <style:style style:name="T89" style:family="text">
      <style:text-properties fo:color="#c9211e" loext:opacity="100%" style:font-name="Futura Std Condensed" officeooo:rsid="009cb617"/>
    </style:style>
    <style:style style:name="T90" style:family="text">
      <style:text-properties fo:color="#c9211e" loext:opacity="100%" style:font-name="Futura Std Condensed" officeooo:rsid="00a0f062"/>
    </style:style>
    <style:style style:name="T91" style:family="text">
      <style:text-properties fo:color="#c9211e" loext:opacity="100%" style:font-name="Futura Std Condensed" officeooo:rsid="00a14b40"/>
    </style:style>
    <style:style style:name="T92" style:family="text">
      <style:text-properties fo:color="#c9211e" loext:opacity="100%" style:font-name="Futura Std Condensed" officeooo:rsid="00a27b36"/>
    </style:style>
    <style:style style:name="T93" style:family="text">
      <style:text-properties fo:color="#c9211e" loext:opacity="100%" style:font-name="Futura Std Condensed" style:text-underline-style="none" officeooo:rsid="00a9979f"/>
    </style:style>
    <style:style style:name="T94" style:family="text">
      <style:text-properties fo:color="#c9211e" loext:opacity="100%" style:font-name="Futura Std Condensed" style:text-underline-style="none" officeooo:rsid="01002c5e"/>
    </style:style>
    <style:style style:name="T95" style:family="text">
      <style:text-properties fo:color="#c9211e" loext:opacity="100%" style:font-name="Futura Std Condensed" style:text-underline-style="none" officeooo:rsid="00e9a091"/>
    </style:style>
    <style:style style:name="T96" style:family="text">
      <style:text-properties fo:color="#c9211e" loext:opacity="100%" style:font-name="Futura Std Condensed" style:text-underline-style="none" officeooo:rsid="01221c48"/>
    </style:style>
    <style:style style:name="T97" style:family="text">
      <style:text-properties fo:color="#c9211e" loext:opacity="100%" style:font-name="Futura Std Condensed" style:text-underline-style="none" officeooo:rsid="0125589c"/>
    </style:style>
    <style:style style:name="T98" style:family="text">
      <style:text-properties fo:color="#c9211e" loext:opacity="100%" style:font-name="Futura Std Condensed" officeooo:rsid="00b3984f"/>
    </style:style>
    <style:style style:name="T99" style:family="text">
      <style:text-properties fo:color="#c9211e" loext:opacity="100%" style:font-name="Futura Std Condensed" officeooo:rsid="00b55d25"/>
    </style:style>
    <style:style style:name="T100" style:family="text">
      <style:text-properties fo:color="#c9211e" loext:opacity="100%" style:font-name="Futura Std Condensed" officeooo:rsid="00b7387a"/>
    </style:style>
    <style:style style:name="T101" style:family="text">
      <style:text-properties fo:color="#c9211e" loext:opacity="100%" style:font-name="Futura Std Condensed" officeooo:rsid="00c8a72c"/>
    </style:style>
    <style:style style:name="T102" style:family="text">
      <style:text-properties fo:color="#c9211e" loext:opacity="100%" style:font-name="Futura Std Condensed" officeooo:rsid="00d63b95"/>
    </style:style>
    <style:style style:name="T103" style:family="text">
      <style:text-properties fo:color="#c9211e" loext:opacity="100%" style:font-name="Futura Std Condensed" officeooo:rsid="00d87f02"/>
    </style:style>
    <style:style style:name="T104" style:family="text">
      <style:text-properties fo:color="#c9211e" loext:opacity="100%" style:font-name="Futura Std Condensed" officeooo:rsid="00d9cd79"/>
    </style:style>
    <style:style style:name="T105" style:family="text">
      <style:text-properties fo:color="#c9211e" loext:opacity="100%" style:font-name="Futura Std Condensed" officeooo:rsid="00de2205"/>
    </style:style>
    <style:style style:name="T106" style:family="text">
      <style:text-properties fo:color="#c9211e" loext:opacity="100%" style:font-name="Futura Std Condensed" officeooo:rsid="00e2218e"/>
    </style:style>
    <style:style style:name="T107" style:family="text">
      <style:text-properties fo:color="#c9211e" loext:opacity="100%" style:font-name="Futura Std Condensed" officeooo:rsid="00abe24d"/>
    </style:style>
    <style:style style:name="T108" style:family="text">
      <style:text-properties fo:color="#c9211e" loext:opacity="100%" style:font-name="Futura Std Condensed" officeooo:rsid="00e112ed"/>
    </style:style>
    <style:style style:name="T109" style:family="text">
      <style:text-properties fo:color="#c9211e" loext:opacity="100%" style:font-name="Futura Std Condensed" officeooo:rsid="00ebffaf"/>
    </style:style>
    <style:style style:name="T110" style:family="text">
      <style:text-properties fo:color="#c9211e" loext:opacity="100%" style:font-name="Futura Std Condensed" officeooo:rsid="00fd7b76"/>
    </style:style>
    <style:style style:name="T111" style:family="text">
      <style:text-properties fo:color="#c9211e" loext:opacity="100%" style:font-name="Futura Std Condensed" officeooo:rsid="0102d0e2"/>
    </style:style>
    <style:style style:name="T112" style:family="text">
      <style:text-properties fo:color="#c9211e" loext:opacity="100%" style:font-name="Futura Std Condensed" officeooo:rsid="01060e74"/>
    </style:style>
    <style:style style:name="T113" style:family="text">
      <style:text-properties fo:color="#c9211e" loext:opacity="100%" style:font-name="Futura Std Condensed" officeooo:rsid="0108be5c"/>
    </style:style>
    <style:style style:name="T114" style:family="text">
      <style:text-properties fo:color="#c9211e" loext:opacity="100%" style:font-name="Futura Std Condensed" officeooo:rsid="011113a5"/>
    </style:style>
    <style:style style:name="T115" style:family="text">
      <style:text-properties fo:color="#c9211e" loext:opacity="100%" style:font-name="Futura Std Condensed" officeooo:rsid="01114bb2"/>
    </style:style>
    <style:style style:name="T116" style:family="text">
      <style:text-properties fo:color="#c9211e" loext:opacity="100%" style:font-name="Futura Std Condensed" officeooo:rsid="011783eb"/>
    </style:style>
    <style:style style:name="T117" style:family="text">
      <style:text-properties fo:color="#c9211e" loext:opacity="100%" style:font-name="Futura Std Condensed" officeooo:rsid="00d287be"/>
    </style:style>
    <style:style style:name="T118" style:family="text">
      <style:text-properties fo:color="#c9211e" loext:opacity="100%" style:font-name="Futura Std Condensed" officeooo:rsid="01191ce8"/>
    </style:style>
    <style:style style:name="T119" style:family="text">
      <style:text-properties fo:color="#c9211e" loext:opacity="100%" style:font-name="Futura Std Condensed" officeooo:rsid="011b1c62"/>
    </style:style>
    <style:style style:name="T120" style:family="text">
      <style:text-properties fo:color="#c9211e" loext:opacity="100%" style:font-name="Futura Std Condensed" officeooo:rsid="0127b881"/>
    </style:style>
    <style:style style:name="T121" style:family="text">
      <style:text-properties fo:color="#c9211e" loext:opacity="100%" style:font-name="Futura Std Condensed" officeooo:rsid="0129ab77"/>
    </style:style>
    <style:style style:name="T122" style:family="text">
      <style:text-properties fo:color="#c9211e" loext:opacity="100%" style:font-name="Futura Std Condensed" officeooo:rsid="01191ce8" fo:background-color="transparent" loext:char-shading-value="0"/>
    </style:style>
    <style:style style:name="T123" style:family="text">
      <style:text-properties fo:color="#c9211e" loext:opacity="100%" style:font-name="Futura Std Condensed" officeooo:rsid="013c3456" fo:background-color="transparent" loext:char-shading-value="0"/>
    </style:style>
    <style:style style:name="T124" style:family="text">
      <style:text-properties fo:color="#c9211e" loext:opacity="100%" style:font-name="Futura Std Condensed" officeooo:rsid="012bbbfa"/>
    </style:style>
    <style:style style:name="T125" style:family="text">
      <style:text-properties fo:color="#c9211e" loext:opacity="100%" style:font-name="Futura Std Condensed" officeooo:rsid="012c2c3f"/>
    </style:style>
    <style:style style:name="T126" style:family="text">
      <style:text-properties fo:color="#c9211e" loext:opacity="100%" style:font-name="Futura Std Condensed" officeooo:rsid="012eaf0f"/>
    </style:style>
    <style:style style:name="T127" style:family="text">
      <style:text-properties fo:color="#c9211e" loext:opacity="100%" style:font-name="Futura Std Condensed" officeooo:rsid="0130c4ec"/>
    </style:style>
    <style:style style:name="T128" style:family="text">
      <style:text-properties fo:color="#c9211e" loext:opacity="100%" style:font-name="Futura Std Condensed" officeooo:rsid="013c3456"/>
    </style:style>
    <style:style style:name="T129" style:family="text">
      <style:text-properties fo:color="#c9211e" loext:opacity="100%" style:font-name="Futura Std Condensed" officeooo:rsid="0140f864"/>
    </style:style>
    <style:style style:name="T130" style:family="text">
      <style:text-properties fo:color="#c9211e" loext:opacity="100%" fo:font-size="16pt" style:text-underline-style="none" officeooo:rsid="00509422" style:font-size-asian="16pt" style:font-size-complex="16pt"/>
    </style:style>
    <style:style style:name="T131" style:family="text">
      <style:text-properties fo:color="#c9211e" loext:opacity="100%" fo:font-size="16pt" style:text-underline-style="none" officeooo:rsid="011fb944" style:font-size-asian="16pt" style:font-size-complex="16pt"/>
    </style:style>
    <style:style style:name="T132" style:family="text">
      <style:text-properties fo:color="#c9211e" loext:opacity="100%" officeooo:rsid="0051c2f4"/>
    </style:style>
    <style:style style:name="T133" style:family="text">
      <style:text-properties fo:color="#c9211e" loext:opacity="100%" style:text-underline-style="solid" style:text-underline-width="auto" style:text-underline-color="font-color" officeooo:rsid="0053acd1"/>
    </style:style>
    <style:style style:name="T134" style:family="text">
      <style:text-properties fo:color="#c9211e" loext:opacity="100%" style:text-underline-style="solid" style:text-underline-width="auto" style:text-underline-color="font-color" officeooo:rsid="005b5999"/>
    </style:style>
    <style:style style:name="T135" style:family="text">
      <style:text-properties fo:color="#c9211e" loext:opacity="100%" style:text-underline-style="solid" style:text-underline-width="auto" style:text-underline-color="font-color" officeooo:rsid="005f27d7"/>
    </style:style>
    <style:style style:name="T136" style:family="text">
      <style:text-properties fo:color="#c9211e" loext:opacity="100%" style:text-underline-style="solid" style:text-underline-width="auto" style:text-underline-color="font-color" officeooo:rsid="00d87f02"/>
    </style:style>
    <style:style style:name="T137" style:family="text">
      <style:text-properties fo:color="#c9211e" loext:opacity="100%" officeooo:rsid="0053acd1"/>
    </style:style>
    <style:style style:name="T138" style:family="text">
      <style:text-properties fo:color="#c9211e" loext:opacity="100%" officeooo:rsid="0100e0b0"/>
    </style:style>
    <style:style style:name="T139" style:family="text">
      <style:text-properties fo:color="#c9211e" loext:opacity="100%" style:text-line-through-style="none" style:text-line-through-type="none" style:font-name="Futura Std Condensed" officeooo:rsid="00291794"/>
    </style:style>
    <style:style style:name="T140" style:family="text">
      <style:text-properties fo:color="#c9211e" loext:opacity="100%" style:text-line-through-style="none" style:text-line-through-type="none" style:font-name="Futura Std Condensed" officeooo:rsid="00271d54"/>
    </style:style>
    <style:style style:name="T141" style:family="text">
      <style:text-properties fo:color="#c9211e" loext:opacity="100%" style:text-line-through-style="none" style:text-line-through-type="none" style:font-name="Futura Std Condensed" officeooo:rsid="00324fc3"/>
    </style:style>
    <style:style style:name="T142" style:family="text">
      <style:text-properties fo:color="#c9211e" loext:opacity="100%" style:text-line-through-style="none" style:text-line-through-type="none" style:font-name="Futura Std Condensed" officeooo:rsid="002b15d7"/>
    </style:style>
    <style:style style:name="T143" style:family="text">
      <style:text-properties fo:color="#c9211e" loext:opacity="100%" style:text-line-through-style="none" style:text-line-through-type="none" style:font-name="Futura Std Condensed" officeooo:rsid="013c3456"/>
    </style:style>
    <style:style style:name="T144" style:family="text">
      <style:text-properties fo:color="#c9211e" loext:opacity="100%" officeooo:rsid="011783eb"/>
    </style:style>
    <style:style style:name="T145" style:family="text">
      <style:text-properties fo:color="#c9211e" loext:opacity="100%" officeooo:rsid="004b5574"/>
    </style:style>
    <style:style style:name="T146" style:family="text">
      <style:text-properties fo:color="#c9211e" loext:opacity="100%" style:text-position="super 58%" style:font-name="Futura Std Condensed" officeooo:rsid="0129ab77"/>
    </style:style>
    <style:style style:name="T147" style:family="text">
      <style:text-properties officeooo:rsid="001362f7"/>
    </style:style>
    <style:style style:name="T148" style:family="text">
      <style:text-properties fo:color="#000000" loext:opacity="100%"/>
    </style:style>
    <style:style style:name="T149" style:family="text">
      <style:text-properties fo:color="#000000" loext:opacity="100%" officeooo:rsid="000f8f6a"/>
    </style:style>
    <style:style style:name="T150" style:family="text">
      <style:text-properties fo:color="#000000" loext:opacity="100%" officeooo:rsid="001362f7"/>
    </style:style>
    <style:style style:name="T151" style:family="text">
      <style:text-properties fo:color="#000000" loext:opacity="100%" officeooo:rsid="0013b1f0"/>
    </style:style>
    <style:style style:name="T152" style:family="text">
      <style:text-properties fo:color="#000000" loext:opacity="100%" style:text-underline-style="solid" style:text-underline-width="auto" style:text-underline-color="font-color"/>
    </style:style>
    <style:style style:name="T153" style:family="text">
      <style:text-properties fo:color="#000000" loext:opacity="100%" style:text-underline-style="solid" style:text-underline-width="auto" style:text-underline-color="font-color" officeooo:rsid="0013b1f0"/>
    </style:style>
    <style:style style:name="T154" style:family="text">
      <style:text-properties fo:color="#000000" loext:opacity="100%" style:text-underline-style="solid" style:text-underline-width="auto" style:text-underline-color="font-color" officeooo:rsid="00271d54"/>
    </style:style>
    <style:style style:name="T155" style:family="text">
      <style:text-properties fo:color="#000000" loext:opacity="100%" style:text-underline-style="solid" style:text-underline-width="auto" style:text-underline-color="font-color" officeooo:rsid="002f6e18"/>
    </style:style>
    <style:style style:name="T156" style:family="text">
      <style:text-properties fo:color="#000000" loext:opacity="100%" style:text-underline-style="solid" style:text-underline-width="auto" style:text-underline-color="font-color" officeooo:rsid="001c6e04"/>
    </style:style>
    <style:style style:name="T157" style:family="text">
      <style:text-properties fo:color="#000000" loext:opacity="100%" style:text-underline-style="solid" style:text-underline-width="auto" style:text-underline-color="font-color" officeooo:rsid="004ffb0c"/>
    </style:style>
    <style:style style:name="T158" style:family="text">
      <style:text-properties fo:color="#000000" loext:opacity="100%" style:text-underline-style="solid" style:text-underline-width="auto" style:text-underline-color="font-color" officeooo:rsid="002b15d7"/>
    </style:style>
    <style:style style:name="T159" style:family="text">
      <style:text-properties fo:color="#000000" loext:opacity="100%" style:text-underline-style="solid" style:text-underline-width="auto" style:text-underline-color="font-color" officeooo:rsid="005ac6ad"/>
    </style:style>
    <style:style style:name="T160" style:family="text">
      <style:text-properties fo:color="#000000" loext:opacity="100%" style:text-underline-style="solid" style:text-underline-width="auto" style:text-underline-color="font-color" officeooo:rsid="005f27d7"/>
    </style:style>
    <style:style style:name="T161" style:family="text">
      <style:text-properties fo:color="#000000" loext:opacity="100%" style:text-underline-style="solid" style:text-underline-width="auto" style:text-underline-color="font-color" officeooo:rsid="008616df"/>
    </style:style>
    <style:style style:name="T162" style:family="text">
      <style:text-properties fo:color="#000000" loext:opacity="100%" style:text-underline-style="solid" style:text-underline-width="auto" style:text-underline-color="font-color" officeooo:rsid="00880d2b"/>
    </style:style>
    <style:style style:name="T163" style:family="text">
      <style:text-properties fo:color="#000000" loext:opacity="100%" style:text-underline-style="solid" style:text-underline-width="auto" style:text-underline-color="font-color" officeooo:rsid="0058a901"/>
    </style:style>
    <style:style style:name="T164" style:family="text">
      <style:text-properties fo:color="#000000" loext:opacity="100%" style:text-underline-style="solid" style:text-underline-width="auto" style:text-underline-color="font-color" officeooo:rsid="0030d81e"/>
    </style:style>
    <style:style style:name="T165" style:family="text">
      <style:text-properties fo:color="#000000" loext:opacity="100%" style:text-underline-style="solid" style:text-underline-width="auto" style:text-underline-color="font-color" officeooo:rsid="00ba16c9"/>
    </style:style>
    <style:style style:name="T166" style:family="text">
      <style:text-properties fo:color="#000000" loext:opacity="100%" style:text-underline-style="solid" style:text-underline-width="auto" style:text-underline-color="font-color" officeooo:rsid="001362f7"/>
    </style:style>
    <style:style style:name="T167" style:family="text">
      <style:text-properties fo:color="#000000" loext:opacity="100%" style:text-underline-style="solid" style:text-underline-width="auto" style:text-underline-color="font-color" officeooo:rsid="00d9cd79"/>
    </style:style>
    <style:style style:name="T168" style:family="text">
      <style:text-properties fo:color="#000000" loext:opacity="100%" style:text-underline-style="solid" style:text-underline-width="auto" style:text-underline-color="font-color" officeooo:rsid="01191ce8"/>
    </style:style>
    <style:style style:name="T169" style:family="text">
      <style:text-properties fo:color="#000000" loext:opacity="100%" style:text-underline-style="solid" style:text-underline-width="auto" style:text-underline-color="font-color" officeooo:rsid="012bbbfa"/>
    </style:style>
    <style:style style:name="T170" style:family="text">
      <style:text-properties fo:color="#000000" loext:opacity="100%" style:text-underline-style="solid" style:text-underline-width="auto" style:text-underline-color="font-color" officeooo:rsid="013c3456"/>
    </style:style>
    <style:style style:name="T171" style:family="text">
      <style:text-properties fo:color="#000000" loext:opacity="100%" style:text-underline-style="solid" style:text-underline-width="auto" style:text-underline-color="font-color" officeooo:rsid="01191ce8" fo:background-color="transparent" loext:char-shading-value="0"/>
    </style:style>
    <style:style style:name="T172" style:family="text">
      <style:text-properties fo:color="#000000" loext:opacity="100%" style:text-underline-style="solid" style:text-underline-width="auto" style:text-underline-color="font-color" officeooo:rsid="013c3456" fo:background-color="transparent" loext:char-shading-value="0"/>
    </style:style>
    <style:style style:name="T173" style:family="text">
      <style:text-properties fo:color="#000000" loext:opacity="100%" style:text-underline-style="solid" style:text-underline-width="auto" style:text-underline-color="font-color" officeooo:rsid="0145ba91"/>
    </style:style>
    <style:style style:name="T174" style:family="text">
      <style:text-properties fo:color="#000000" loext:opacity="100%" officeooo:rsid="0014442c"/>
    </style:style>
    <style:style style:name="T175" style:family="text">
      <style:text-properties fo:color="#000000" loext:opacity="100%" officeooo:rsid="0018b4d5"/>
    </style:style>
    <style:style style:name="T176" style:family="text">
      <style:text-properties fo:color="#000000" loext:opacity="100%" style:font-name="Futura Std Condensed Light1"/>
    </style:style>
    <style:style style:name="T177" style:family="text">
      <style:text-properties fo:color="#000000" loext:opacity="100%" style:font-name="Futura Std Condensed Light1" officeooo:rsid="0035b9c5"/>
    </style:style>
    <style:style style:name="T178" style:family="text">
      <style:text-properties fo:color="#000000" loext:opacity="100%" style:font-name="Futura Std Condensed Light1" officeooo:rsid="0057759a"/>
    </style:style>
    <style:style style:name="T179" style:family="text">
      <style:text-properties fo:color="#000000" loext:opacity="100%" style:font-name="Futura Std Condensed Light1" officeooo:rsid="0051c2f4"/>
    </style:style>
    <style:style style:name="T180" style:family="text">
      <style:text-properties fo:color="#000000" loext:opacity="100%" style:font-name="Futura Std Condensed Light1" officeooo:rsid="00525e1c"/>
    </style:style>
    <style:style style:name="T181" style:family="text">
      <style:text-properties fo:color="#000000" loext:opacity="100%" style:font-name="Futura Std Condensed Light1" fo:font-size="16pt" fo:language="en" fo:country="US" style:text-underline-style="none" officeooo:rsid="006ff937" style:font-size-asian="16pt" style:font-size-complex="16pt"/>
    </style:style>
    <style:style style:name="T182" style:family="text">
      <style:text-properties fo:color="#000000" loext:opacity="100%" style:font-name="Futura Std Condensed Light1" fo:font-size="16pt" fo:language="en" fo:country="US" style:text-underline-style="none" officeooo:rsid="006e26de" style:font-size-asian="16pt" style:font-size-complex="16pt"/>
    </style:style>
    <style:style style:name="T183" style:family="text">
      <style:text-properties fo:color="#000000" loext:opacity="100%" style:font-name="Futura Std Condensed Light1" fo:font-size="16pt" fo:language="en" fo:country="US" style:text-underline-style="none" officeooo:rsid="00923cb3" style:font-size-asian="16pt" style:font-size-complex="16pt"/>
    </style:style>
    <style:style style:name="T184" style:family="text">
      <style:text-properties fo:color="#000000" loext:opacity="100%" style:font-name="Futura Std Condensed Light1" fo:font-size="16pt" fo:language="en" fo:country="US" style:text-underline-style="none" officeooo:rsid="0063a4d7" style:font-size-asian="16pt" style:font-size-complex="16pt"/>
    </style:style>
    <style:style style:name="T185" style:family="text">
      <style:text-properties fo:color="#000000" loext:opacity="100%" style:font-name="Futura Std Condensed Light1" fo:font-size="16pt" fo:language="en" fo:country="US" style:text-underline-style="none" officeooo:rsid="0071cc19" style:font-size-asian="16pt" style:font-size-complex="16pt"/>
    </style:style>
    <style:style style:name="T186" style:family="text">
      <style:text-properties fo:color="#000000" loext:opacity="100%" style:font-name="Futura Std Condensed Light1" officeooo:rsid="009437be"/>
    </style:style>
    <style:style style:name="T187" style:family="text">
      <style:text-properties fo:color="#000000" loext:opacity="100%" style:font-name="Futura Std Condensed Light1" officeooo:rsid="00ad72a6"/>
    </style:style>
    <style:style style:name="T188" style:family="text">
      <style:text-properties fo:color="#000000" loext:opacity="100%" style:font-name="Futura Std Condensed Light1" officeooo:rsid="00ae7c16"/>
    </style:style>
    <style:style style:name="T189" style:family="text">
      <style:text-properties fo:color="#000000" loext:opacity="100%" style:font-name="Futura Std Condensed Light1" officeooo:rsid="00b3984f"/>
    </style:style>
    <style:style style:name="T190" style:family="text">
      <style:text-properties fo:color="#000000" loext:opacity="100%" style:font-name="Futura Std Condensed Light1" officeooo:rsid="00b55d25"/>
    </style:style>
    <style:style style:name="T191" style:family="text">
      <style:text-properties fo:color="#000000" loext:opacity="100%" style:font-name="Futura Std Condensed Light1" officeooo:rsid="00d87f02"/>
    </style:style>
    <style:style style:name="T192" style:family="text">
      <style:text-properties fo:color="#000000" loext:opacity="100%" style:font-name="Futura Std Condensed Light1" style:text-underline-style="solid" style:text-underline-width="auto" style:text-underline-color="font-color" officeooo:rsid="00c84595"/>
    </style:style>
    <style:style style:name="T193" style:family="text">
      <style:text-properties fo:color="#000000" loext:opacity="100%" style:font-name="Futura Std Condensed Light1" fo:font-size="18pt" fo:language="en" fo:country="US" style:text-underline-style="none" officeooo:rsid="0063a4d7" style:font-size-asian="18pt" style:font-size-complex="18pt"/>
    </style:style>
    <style:style style:name="T194" style:family="text">
      <style:text-properties fo:color="#000000" loext:opacity="100%" style:font-name="Futura Std Condensed Light1" fo:font-size="18pt" fo:language="en" fo:country="US" style:text-underline-style="none" officeooo:rsid="00be3a03" style:font-size-asian="18pt" style:font-size-complex="18pt"/>
    </style:style>
    <style:style style:name="T195" style:family="text">
      <style:text-properties fo:color="#000000" loext:opacity="100%" style:font-name="Futura Std Condensed Light1" fo:font-size="18pt" fo:language="en" fo:country="US" style:text-underline-style="none" officeooo:rsid="006ff937" style:font-size-asian="18pt" style:font-size-complex="18pt"/>
    </style:style>
    <style:style style:name="T196" style:family="text">
      <style:text-properties fo:color="#000000" loext:opacity="100%" style:font-name="Futura Std Condensed Light1" officeooo:rsid="011783eb"/>
    </style:style>
    <style:style style:name="T197" style:family="text">
      <style:text-properties fo:color="#000000" loext:opacity="100%" officeooo:rsid="00271d54"/>
    </style:style>
    <style:style style:name="T198" style:family="text">
      <style:text-properties fo:color="#000000" loext:opacity="100%" officeooo:rsid="002b15d7"/>
    </style:style>
    <style:style style:name="T199" style:family="text">
      <style:text-properties fo:color="#000000" loext:opacity="100%" officeooo:rsid="002c96b5"/>
    </style:style>
    <style:style style:name="T200" style:family="text">
      <style:text-properties fo:color="#000000" loext:opacity="100%" officeooo:rsid="002f6e18"/>
    </style:style>
    <style:style style:name="T201" style:family="text">
      <style:text-properties fo:color="#000000" loext:opacity="100%" officeooo:rsid="0031047f"/>
    </style:style>
    <style:style style:name="T202" style:family="text">
      <style:text-properties fo:color="#000000" loext:opacity="100%" officeooo:rsid="00386cd6"/>
    </style:style>
    <style:style style:name="T203" style:family="text">
      <style:text-properties fo:color="#000000" loext:opacity="100%" officeooo:rsid="00425146"/>
    </style:style>
    <style:style style:name="T204" style:family="text">
      <style:text-properties fo:color="#000000" loext:opacity="100%" officeooo:rsid="004f4fd7"/>
    </style:style>
    <style:style style:name="T205" style:family="text">
      <style:text-properties fo:color="#000000" loext:opacity="100%" officeooo:rsid="00530c9e"/>
    </style:style>
    <style:style style:name="T206" style:family="text">
      <style:text-properties fo:color="#000000" loext:opacity="100%" officeooo:rsid="0053acd1"/>
    </style:style>
    <style:style style:name="T207" style:family="text">
      <style:text-properties fo:color="#000000" loext:opacity="100%" officeooo:rsid="001d91d9"/>
    </style:style>
    <style:style style:name="T208" style:family="text">
      <style:text-properties fo:color="#000000" loext:opacity="100%" officeooo:rsid="001c6e04"/>
    </style:style>
    <style:style style:name="T209" style:family="text">
      <style:text-properties fo:color="#000000" loext:opacity="100%" officeooo:rsid="001ec6f4"/>
    </style:style>
    <style:style style:name="T210" style:family="text">
      <style:text-properties fo:color="#000000" loext:opacity="100%" officeooo:rsid="0021ae3f"/>
    </style:style>
    <style:style style:name="T211" style:family="text">
      <style:text-properties fo:color="#000000" loext:opacity="100%" officeooo:rsid="005ac6ad"/>
    </style:style>
    <style:style style:name="T212" style:family="text">
      <style:text-properties fo:color="#000000" loext:opacity="100%" officeooo:rsid="005ad40e"/>
    </style:style>
    <style:style style:name="T213" style:family="text">
      <style:text-properties fo:color="#000000" loext:opacity="100%" style:font-name="Futura Std Condensed"/>
    </style:style>
    <style:style style:name="T214" style:family="text">
      <style:text-properties fo:color="#000000" loext:opacity="100%" style:font-name="Futura Std Condensed" officeooo:rsid="002f6e18"/>
    </style:style>
    <style:style style:name="T215" style:family="text">
      <style:text-properties fo:color="#000000" loext:opacity="100%" style:font-name="Futura Std Condensed" style:text-underline-style="none" officeooo:rsid="00f9979f"/>
    </style:style>
    <style:style style:name="T216" style:family="text">
      <style:text-properties fo:color="#000000" loext:opacity="100%" style:font-name="Futura Std Condensed" style:text-underline-style="solid" style:text-underline-width="auto" style:text-underline-color="font-color" officeooo:rsid="011783eb"/>
    </style:style>
    <style:style style:name="T217" style:family="text">
      <style:text-properties fo:color="#000000" loext:opacity="100%" style:font-name="Futura Std Condensed" style:text-underline-style="solid" style:text-underline-width="auto" style:text-underline-color="font-color" officeooo:rsid="011b1c62"/>
    </style:style>
    <style:style style:name="T218" style:family="text">
      <style:text-properties fo:color="#000000" loext:opacity="100%" style:font-name="Futura Std Condensed" style:text-underline-style="solid" style:text-underline-width="auto" style:text-underline-color="font-color" officeooo:rsid="001362f7"/>
    </style:style>
    <style:style style:name="T219" style:family="text">
      <style:text-properties fo:color="#000000" loext:opacity="100%" style:font-name="Futura Std Condensed" officeooo:rsid="011783eb"/>
    </style:style>
    <style:style style:name="T220" style:family="text">
      <style:text-properties fo:color="#000000" loext:opacity="100%" officeooo:rsid="008616df"/>
    </style:style>
    <style:style style:name="T221" style:family="text">
      <style:text-properties fo:color="#000000" loext:opacity="100%" officeooo:rsid="00880d2b"/>
    </style:style>
    <style:style style:name="T222" style:family="text">
      <style:text-properties fo:color="#000000" loext:opacity="100%" officeooo:rsid="0018c4ea"/>
    </style:style>
    <style:style style:name="T223" style:family="text">
      <style:text-properties fo:color="#000000" loext:opacity="100%" style:text-underline-style="none" officeooo:rsid="0013b1f0"/>
    </style:style>
    <style:style style:name="T224" style:family="text">
      <style:text-properties fo:color="#000000" loext:opacity="100%" style:text-underline-style="none" officeooo:rsid="000f8f6a"/>
    </style:style>
    <style:style style:name="T225" style:family="text">
      <style:text-properties fo:color="#000000" loext:opacity="100%" style:text-underline-style="none" officeooo:rsid="00271d54"/>
    </style:style>
    <style:style style:name="T226" style:family="text">
      <style:text-properties fo:color="#000000" loext:opacity="100%" style:text-underline-style="none" officeooo:rsid="00ca4724"/>
    </style:style>
    <style:style style:name="T227" style:family="text">
      <style:text-properties fo:color="#000000" loext:opacity="100%" style:text-underline-style="none" officeooo:rsid="002f6e18"/>
    </style:style>
    <style:style style:name="T228" style:family="text">
      <style:text-properties fo:color="#000000" loext:opacity="100%" style:text-underline-style="none" officeooo:rsid="00e9a091"/>
    </style:style>
    <style:style style:name="T229" style:family="text">
      <style:text-properties fo:color="#000000" loext:opacity="100%" style:text-underline-style="none" officeooo:rsid="010a7099"/>
    </style:style>
    <style:style style:name="T230" style:family="text">
      <style:text-properties fo:color="#000000" loext:opacity="100%" style:text-underline-style="none" officeooo:rsid="011113a5"/>
    </style:style>
    <style:style style:name="T231" style:family="text">
      <style:text-properties fo:color="#000000" loext:opacity="100%" style:text-underline-style="none" officeooo:rsid="01114bb2"/>
    </style:style>
    <style:style style:name="T232" style:family="text">
      <style:text-properties fo:color="#000000" loext:opacity="100%" style:text-underline-style="none" officeooo:rsid="0112aad3"/>
    </style:style>
    <style:style style:name="T233" style:family="text">
      <style:text-properties fo:color="#000000" loext:opacity="100%" style:text-underline-style="none" officeooo:rsid="00d9cd79"/>
    </style:style>
    <style:style style:name="T234" style:family="text">
      <style:text-properties fo:color="#000000" loext:opacity="100%" style:text-underline-style="none" officeooo:rsid="011783eb"/>
    </style:style>
    <style:style style:name="T235" style:family="text">
      <style:text-properties fo:color="#000000" loext:opacity="100%" style:text-underline-style="none" officeooo:rsid="01191ce8"/>
    </style:style>
    <style:style style:name="T236" style:family="text">
      <style:text-properties fo:color="#000000" loext:opacity="100%" style:text-underline-style="none" officeooo:rsid="012bbbfa"/>
    </style:style>
    <style:style style:name="T237" style:family="text">
      <style:text-properties fo:color="#000000" loext:opacity="100%" style:text-underline-style="none" officeooo:rsid="0130da27"/>
    </style:style>
    <style:style style:name="T238" style:family="text">
      <style:text-properties fo:color="#000000" loext:opacity="100%" officeooo:rsid="008b52c7"/>
    </style:style>
    <style:style style:name="T239" style:family="text">
      <style:text-properties fo:color="#000000" loext:opacity="100%" officeooo:rsid="008cab49"/>
    </style:style>
    <style:style style:name="T240" style:family="text">
      <style:text-properties fo:color="#000000" loext:opacity="100%" officeooo:rsid="007dbde0"/>
    </style:style>
    <style:style style:name="T241" style:family="text">
      <style:text-properties fo:color="#000000" loext:opacity="100%" officeooo:rsid="0081581d"/>
    </style:style>
    <style:style style:name="T242" style:family="text">
      <style:text-properties fo:color="#000000" loext:opacity="100%" style:font-name="Futura Std Condensed Light" fo:font-size="16pt" fo:language="en" fo:country="US" style:text-underline-style="none" officeooo:rsid="00923cb3" style:font-size-asian="16pt" style:font-size-complex="16pt"/>
    </style:style>
    <style:style style:name="T243" style:family="text">
      <style:text-properties fo:color="#000000" loext:opacity="100%" officeooo:rsid="0097a307"/>
    </style:style>
    <style:style style:name="T244" style:family="text">
      <style:text-properties fo:color="#000000" loext:opacity="100%" officeooo:rsid="009cb617"/>
    </style:style>
    <style:style style:name="T245" style:family="text">
      <style:text-properties fo:color="#000000" loext:opacity="100%" officeooo:rsid="0058a901"/>
    </style:style>
    <style:style style:name="T246" style:family="text">
      <style:text-properties fo:color="#000000" loext:opacity="100%" officeooo:rsid="00a27b36"/>
    </style:style>
    <style:style style:name="T247" style:family="text">
      <style:text-properties fo:color="#000000" loext:opacity="100%" officeooo:rsid="00a46215"/>
    </style:style>
    <style:style style:name="T248"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49"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50" style:family="text">
      <style:text-properties fo:color="#000000" loext:opacity="100%" officeooo:rsid="004190e1"/>
    </style:style>
    <style:style style:name="T251" style:family="text">
      <style:text-properties fo:color="#000000" loext:opacity="100%" officeooo:rsid="006a92be"/>
    </style:style>
    <style:style style:name="T252" style:family="text">
      <style:text-properties fo:color="#000000" loext:opacity="100%" officeooo:rsid="00c84595"/>
    </style:style>
    <style:style style:name="T253" style:family="text">
      <style:text-properties fo:color="#000000" loext:opacity="100%" officeooo:rsid="00d87f02"/>
    </style:style>
    <style:style style:name="T254" style:family="text">
      <style:text-properties fo:color="#000000" loext:opacity="100%" officeooo:rsid="00d9cd79"/>
    </style:style>
    <style:style style:name="T255" style:family="text">
      <style:text-properties fo:color="#000000" loext:opacity="100%" officeooo:rsid="00dcc94b"/>
    </style:style>
    <style:style style:name="T256" style:family="text">
      <style:text-properties fo:color="#000000" loext:opacity="100%" officeooo:rsid="00de2205"/>
    </style:style>
    <style:style style:name="T257" style:family="text">
      <style:text-properties fo:color="#000000" loext:opacity="100%" officeooo:rsid="00ebffaf"/>
    </style:style>
    <style:style style:name="T258" style:family="text">
      <style:text-properties fo:color="#000000" loext:opacity="100%" officeooo:rsid="00e69496"/>
    </style:style>
    <style:style style:name="T259" style:family="text">
      <style:text-properties fo:color="#000000" loext:opacity="100%" officeooo:rsid="00e83d4d"/>
    </style:style>
    <style:style style:name="T260" style:family="text">
      <style:text-properties fo:color="#000000" loext:opacity="100%" officeooo:rsid="00e4b10a"/>
    </style:style>
    <style:style style:name="T261" style:family="text">
      <style:text-properties fo:color="#000000" loext:opacity="100%" officeooo:rsid="00d7a278"/>
    </style:style>
    <style:style style:name="T262" style:family="text">
      <style:text-properties fo:color="#000000" loext:opacity="100%" style:text-line-through-style="none" style:text-line-through-type="none" officeooo:rsid="011113a5"/>
    </style:style>
    <style:style style:name="T263" style:family="text">
      <style:text-properties fo:color="#000000" loext:opacity="100%" style:text-line-through-style="none" style:text-line-through-type="none" officeooo:rsid="013c3456"/>
    </style:style>
    <style:style style:name="T264" style:family="text">
      <style:text-properties fo:color="#000000" loext:opacity="100%" officeooo:rsid="0108be5c"/>
    </style:style>
    <style:style style:name="T265" style:family="text">
      <style:text-properties fo:color="#000000" loext:opacity="100%" officeooo:rsid="01191ce8"/>
    </style:style>
    <style:style style:name="T266" style:family="text">
      <style:text-properties fo:color="#000000" loext:opacity="100%" officeooo:rsid="00811ecb"/>
    </style:style>
    <style:style style:name="T267" style:family="text">
      <style:text-properties fo:color="#000000" loext:opacity="100%" officeooo:rsid="0082b1fc"/>
    </style:style>
    <style:style style:name="T268" style:family="text">
      <style:text-properties fo:color="#000000" loext:opacity="100%" officeooo:rsid="0127b881"/>
    </style:style>
    <style:style style:name="T269" style:family="text">
      <style:text-properties fo:color="#000000" loext:opacity="100%" officeooo:rsid="012bbbfa"/>
    </style:style>
    <style:style style:name="T270" style:family="text">
      <style:text-properties fo:color="#000000" loext:opacity="100%" officeooo:rsid="013c3456"/>
    </style:style>
    <style:style style:name="T271" style:family="text">
      <style:text-properties fo:color="#000000" loext:opacity="100%" officeooo:rsid="013c3456" fo:background-color="transparent" loext:char-shading-value="0"/>
    </style:style>
    <style:style style:name="T272" style:family="text">
      <style:text-properties officeooo:rsid="0013b1f0"/>
    </style:style>
    <style:style style:name="T273" style:family="text">
      <style:text-properties style:text-underline-style="solid" style:text-underline-width="auto" style:text-underline-color="font-color" officeooo:rsid="0013b1f0"/>
    </style:style>
    <style:style style:name="T274" style:family="text">
      <style:text-properties style:text-underline-style="solid" style:text-underline-width="auto" style:text-underline-color="font-color" officeooo:rsid="001362f7"/>
    </style:style>
    <style:style style:name="T275" style:family="text">
      <style:text-properties style:text-underline-style="solid" style:text-underline-width="auto" style:text-underline-color="font-color" officeooo:rsid="000f8f6a"/>
    </style:style>
    <style:style style:name="T276" style:family="text">
      <style:text-properties style:text-underline-style="solid" style:text-underline-width="auto" style:text-underline-color="font-color" officeooo:rsid="0018c4ea"/>
    </style:style>
    <style:style style:name="T277" style:family="text">
      <style:text-properties style:text-underline-style="solid" style:text-underline-width="auto" style:text-underline-color="font-color" officeooo:rsid="00509422"/>
    </style:style>
    <style:style style:name="T278" style:family="text">
      <style:text-properties style:text-underline-style="solid" style:text-underline-width="auto" style:text-underline-color="font-color" officeooo:rsid="0085f838"/>
    </style:style>
    <style:style style:name="T279" style:family="text">
      <style:text-properties style:text-underline-style="solid" style:text-underline-width="auto" style:text-underline-color="font-color" officeooo:rsid="00880d2b"/>
    </style:style>
    <style:style style:name="T280" style:family="text">
      <style:text-properties style:text-underline-style="solid" style:text-underline-width="auto" style:text-underline-color="font-color" officeooo:rsid="0089ae28"/>
    </style:style>
    <style:style style:name="T281" style:family="text">
      <style:text-properties style:text-underline-style="solid" style:text-underline-width="auto" style:text-underline-color="font-color" officeooo:rsid="008b52c7"/>
    </style:style>
    <style:style style:name="T282" style:family="text">
      <style:text-properties style:text-underline-style="solid" style:text-underline-width="auto" style:text-underline-color="font-color" officeooo:rsid="0097a307"/>
    </style:style>
    <style:style style:name="T283" style:family="text">
      <style:text-properties style:text-underline-style="solid" style:text-underline-width="auto" style:text-underline-color="font-color" officeooo:rsid="00ba16c9"/>
    </style:style>
    <style:style style:name="T284" style:family="text">
      <style:text-properties style:text-underline-style="solid" style:text-underline-width="auto" style:text-underline-color="font-color" officeooo:rsid="00c58f5c"/>
    </style:style>
    <style:style style:name="T285" style:family="text">
      <style:text-properties style:text-underline-style="solid" style:text-underline-width="auto" style:text-underline-color="font-color" officeooo:rsid="00c8527a"/>
    </style:style>
    <style:style style:name="T286" style:family="text">
      <style:text-properties style:text-underline-style="solid" style:text-underline-width="auto" style:text-underline-color="font-color" officeooo:rsid="00d87f02"/>
    </style:style>
    <style:style style:name="T287" style:family="text">
      <style:text-properties style:text-underline-style="solid" style:text-underline-width="auto" style:text-underline-color="font-color" officeooo:rsid="00e2218e"/>
    </style:style>
    <style:style style:name="T288" style:family="text">
      <style:text-properties style:text-underline-style="solid" style:text-underline-width="auto" style:text-underline-color="font-color" officeooo:rsid="00e4b10a"/>
    </style:style>
    <style:style style:name="T289" style:family="text">
      <style:text-properties style:text-underline-style="solid" style:text-underline-width="auto" style:text-underline-color="font-color" officeooo:rsid="011783eb" style:font-size-asian="14pt"/>
    </style:style>
    <style:style style:name="T290" style:family="text">
      <style:text-properties style:text-underline-style="solid" style:text-underline-width="auto" style:text-underline-color="font-color" officeooo:rsid="00dcc94b"/>
    </style:style>
    <style:style style:name="T291" style:family="text">
      <style:text-properties style:text-underline-style="solid" style:text-underline-width="auto" style:text-underline-color="font-color" officeooo:rsid="01191ce8"/>
    </style:style>
    <style:style style:name="T292" style:family="text">
      <style:text-properties style:text-underline-style="none"/>
    </style:style>
    <style:style style:name="T293" style:family="text">
      <style:text-properties style:text-underline-style="none" officeooo:rsid="001362f7"/>
    </style:style>
    <style:style style:name="T294" style:family="text">
      <style:text-properties style:text-underline-style="none" officeooo:rsid="0085f838"/>
    </style:style>
    <style:style style:name="T295" style:family="text">
      <style:text-properties style:text-underline-style="none" officeooo:rsid="00d63b95" fo:background-color="transparent" loext:char-shading-value="0"/>
    </style:style>
    <style:style style:name="T296" style:family="text">
      <style:text-properties officeooo:rsid="0014442c"/>
    </style:style>
    <style:style style:name="T297" style:family="text">
      <style:text-properties officeooo:rsid="00145467"/>
    </style:style>
    <style:style style:name="T298" style:family="text">
      <style:text-properties officeooo:rsid="00155c6b"/>
    </style:style>
    <style:style style:name="T299" style:family="text">
      <style:text-properties officeooo:rsid="0018c4ea"/>
    </style:style>
    <style:style style:name="T300" style:family="text">
      <style:text-properties officeooo:rsid="001a20db"/>
    </style:style>
    <style:style style:name="T301" style:family="text">
      <style:text-properties officeooo:rsid="001c6e04"/>
    </style:style>
    <style:style style:name="T302" style:family="text">
      <style:text-properties officeooo:rsid="001d91d9"/>
    </style:style>
    <style:style style:name="T303" style:family="text">
      <style:text-properties officeooo:rsid="001ec6f4"/>
    </style:style>
    <style:style style:name="T304" style:family="text">
      <style:text-properties officeooo:rsid="00202faa"/>
    </style:style>
    <style:style style:name="T305" style:family="text">
      <style:text-properties officeooo:rsid="002104e7"/>
    </style:style>
    <style:style style:name="T306" style:family="text">
      <style:text-properties officeooo:rsid="0023e611"/>
    </style:style>
    <style:style style:name="T307" style:family="text">
      <style:text-properties officeooo:rsid="00254600"/>
    </style:style>
    <style:style style:name="T308" style:family="text">
      <style:text-properties officeooo:rsid="002db9f0"/>
    </style:style>
    <style:style style:name="T309" style:family="text">
      <style:text-properties officeooo:rsid="002f6e18"/>
    </style:style>
    <style:style style:name="T310" style:family="text">
      <style:text-properties fo:color="#2a6099" loext:opacity="100%" officeooo:rsid="005d8a45"/>
    </style:style>
    <style:style style:name="T311" style:family="text">
      <style:text-properties fo:color="#2a6099" loext:opacity="100%" officeooo:rsid="0013b1f0"/>
    </style:style>
    <style:style style:name="T312" style:family="text">
      <style:text-properties fo:color="#2a6099" loext:opacity="100%" officeooo:rsid="00530c9e"/>
    </style:style>
    <style:style style:name="T313" style:family="text">
      <style:text-properties fo:color="#2a6099" loext:opacity="100%" officeooo:rsid="00a7cb89"/>
    </style:style>
    <style:style style:name="T314" style:family="text">
      <style:text-properties fo:color="#2a6099" loext:opacity="100%" officeooo:rsid="009437be" fo:background-color="#ffff00" loext:char-shading-value="0"/>
    </style:style>
    <style:style style:name="T315" style:family="text">
      <style:text-properties fo:color="#2a6099" loext:opacity="100%" officeooo:rsid="012bbbfa" fo:background-color="#ffff00" loext:char-shading-value="0"/>
    </style:style>
    <style:style style:name="T316" style:family="text">
      <style:text-properties fo:color="#2a6099" loext:opacity="100%" style:font-name="Futura Std Condensed" officeooo:rsid="013b9528"/>
    </style:style>
    <style:style style:name="T317" style:family="text">
      <style:text-properties fo:color="#2a6099" loext:opacity="100%" officeooo:rsid="013c3456"/>
    </style:style>
    <style:style style:name="T318" style:family="text">
      <style:text-properties fo:color="#2a6099" loext:opacity="100%" officeooo:rsid="0127b881"/>
    </style:style>
    <style:style style:name="T319" style:family="text">
      <style:text-properties officeooo:rsid="0030d81e"/>
    </style:style>
    <style:style style:name="T320" style:family="text">
      <style:text-properties officeooo:rsid="0031047f"/>
    </style:style>
    <style:style style:name="T321" style:family="text">
      <style:text-properties officeooo:rsid="00324fc3"/>
    </style:style>
    <style:style style:name="T322" style:family="text">
      <style:text-properties officeooo:rsid="0035b9c5"/>
    </style:style>
    <style:style style:name="T323" style:family="text">
      <style:text-properties officeooo:rsid="003600f1"/>
    </style:style>
    <style:style style:name="T324" style:family="text">
      <style:text-properties style:font-name="Futura Std Condensed" officeooo:rsid="004190e1"/>
    </style:style>
    <style:style style:name="T325" style:family="text">
      <style:text-properties style:font-name="Futura Std Condensed" style:text-underline-style="solid" style:text-underline-width="auto" style:text-underline-color="font-color" officeooo:rsid="00dcc94b"/>
    </style:style>
    <style:style style:name="T326" style:family="text">
      <style:text-properties style:font-name="Futura Std Condensed" style:text-underline-style="solid" style:text-underline-width="auto" style:text-underline-color="font-color" officeooo:rsid="00e9a091" style:font-size-asian="14pt"/>
    </style:style>
    <style:style style:name="T327" style:family="text">
      <style:text-properties style:font-name="Futura Std Condensed" style:text-underline-style="solid" style:text-underline-width="auto" style:text-underline-color="font-color" officeooo:rsid="011783eb" style:font-size-asian="14pt"/>
    </style:style>
    <style:style style:name="T328" style:family="text">
      <style:text-properties officeooo:rsid="004190e1"/>
    </style:style>
    <style:style style:name="T329" style:family="text">
      <style:text-properties officeooo:rsid="004b5574"/>
    </style:style>
    <style:style style:name="T330" style:family="text">
      <style:text-properties officeooo:rsid="004e68bd"/>
    </style:style>
    <style:style style:name="T331" style:family="text">
      <style:text-properties officeooo:rsid="004f4fd7"/>
    </style:style>
    <style:style style:name="T332" style:family="text">
      <style:text-properties officeooo:rsid="004f7ac0"/>
    </style:style>
    <style:style style:name="T333" style:family="text">
      <style:text-properties officeooo:rsid="004ffb0c"/>
    </style:style>
    <style:style style:name="T334" style:family="text">
      <style:text-properties officeooo:rsid="00509422"/>
    </style:style>
    <style:style style:name="T335" style:family="text">
      <style:text-properties style:font-name="Futura Std Condensed Light1" fo:font-size="16pt" style:text-underline-style="none" officeooo:rsid="0053acd1" style:font-size-asian="16pt" style:font-size-complex="16pt"/>
    </style:style>
    <style:style style:name="T336" style:family="text">
      <style:text-properties style:font-name="Futura Std Condensed Light1" fo:font-size="18pt" style:font-size-asian="18pt" style:font-size-complex="18pt"/>
    </style:style>
    <style:style style:name="T337" style:family="text">
      <style:text-properties officeooo:rsid="005170e5"/>
    </style:style>
    <style:style style:name="T338" style:family="text">
      <style:text-properties fo:color="#3465a4" loext:opacity="100%" style:font-name="Futura Std Condensed" officeooo:rsid="0057759a"/>
    </style:style>
    <style:style style:name="T339" style:family="text">
      <style:text-properties fo:color="#3465a4" loext:opacity="100%" style:font-name="Futura Std Condensed" officeooo:rsid="011783eb"/>
    </style:style>
    <style:style style:name="T340" style:family="text">
      <style:text-properties fo:color="#3465a4" loext:opacity="100%" style:font-name="Futura Std Condensed" style:text-underline-style="none" officeooo:rsid="011783eb"/>
    </style:style>
    <style:style style:name="T341" style:family="text">
      <style:text-properties fo:color="#3465a4" loext:opacity="100%" style:font-name="Futura Std Condensed" style:text-underline-style="none" officeooo:rsid="013b9528"/>
    </style:style>
    <style:style style:name="T342" style:family="text">
      <style:text-properties fo:color="#3465a4" loext:opacity="100%" style:font-name="Futura Std Condensed" officeooo:rsid="007b6d21"/>
    </style:style>
    <style:style style:name="T343" style:family="text">
      <style:text-properties fo:color="#3465a4" loext:opacity="100%" style:font-name="Futura Std Condensed" officeooo:rsid="013b9528"/>
    </style:style>
    <style:style style:name="T344" style:family="text">
      <style:text-properties fo:color="#3465a4" loext:opacity="100%" officeooo:rsid="00d87f02"/>
    </style:style>
    <style:style style:name="T345" style:family="text">
      <style:text-properties fo:color="#3465a4" loext:opacity="100%" officeooo:rsid="01191ce8"/>
    </style:style>
    <style:style style:name="T346" style:family="text">
      <style:text-properties fo:color="#3465a4" loext:opacity="100%" style:text-underline-style="solid" style:text-underline-width="auto" style:text-underline-color="font-color" officeooo:rsid="01191ce8" fo:background-color="#ffff00" loext:char-shading-value="0"/>
    </style:style>
    <style:style style:name="T347" style:family="text">
      <style:text-properties fo:color="#3465a4" loext:opacity="100%" officeooo:rsid="0102d0e2" fo:background-color="#ffff00" loext:char-shading-value="0"/>
    </style:style>
    <style:style style:name="T348" style:family="text">
      <style:text-properties fo:color="#3465a4" loext:opacity="100%" officeooo:rsid="00d46de4" fo:background-color="#ffff00" loext:char-shading-value="0"/>
    </style:style>
    <style:style style:name="T349" style:family="text">
      <style:text-properties fo:color="#3465a4" loext:opacity="100%" officeooo:rsid="00d87f02" fo:background-color="#ffff00" loext:char-shading-value="0"/>
    </style:style>
    <style:style style:name="T350" style:family="text">
      <style:text-properties officeooo:rsid="00530c9e"/>
    </style:style>
    <style:style style:name="T351" style:family="text">
      <style:text-properties officeooo:rsid="005a3f3b"/>
    </style:style>
    <style:style style:name="T352" style:family="text">
      <style:text-properties officeooo:rsid="005ad40e"/>
    </style:style>
    <style:style style:name="T353" style:family="text">
      <style:text-properties officeooo:rsid="005b5999"/>
    </style:style>
    <style:style style:name="T354" style:family="text">
      <style:text-properties officeooo:rsid="005c7fa8"/>
    </style:style>
    <style:style style:name="T355" style:family="text">
      <style:text-properties officeooo:rsid="0058a901"/>
    </style:style>
    <style:style style:name="T356" style:family="text">
      <style:text-properties officeooo:rsid="005d8a45"/>
    </style:style>
    <style:style style:name="T357" style:family="text">
      <style:text-properties officeooo:rsid="00608b0f"/>
    </style:style>
    <style:style style:name="T358" style:family="text">
      <style:text-properties fo:font-size="16pt" style:text-underline-style="none" style:font-size-asian="16pt" style:font-size-complex="16pt"/>
    </style:style>
    <style:style style:name="T359" style:family="text">
      <style:text-properties fo:font-size="16pt" style:text-underline-style="none" officeooo:rsid="00c56511" style:font-size-asian="16pt" style:font-size-complex="16pt"/>
    </style:style>
    <style:style style:name="T360" style:family="text">
      <style:text-properties officeooo:rsid="006ff937"/>
    </style:style>
    <style:style style:name="T361" style:family="text">
      <style:text-properties style:font-name="Futura Std Condensed Light" fo:font-size="18pt" style:font-size-asian="18pt" style:font-size-complex="18pt"/>
    </style:style>
    <style:style style:name="T362" style:family="text">
      <style:text-properties style:font-name="Futura Std Condensed Light" fo:font-size="18pt" officeooo:rsid="0071cc19" style:font-size-asian="18pt" style:font-size-complex="18pt"/>
    </style:style>
    <style:style style:name="T363" style:family="text">
      <style:text-properties style:font-name="Futura Std Condensed Light" fo:font-size="18pt" officeooo:rsid="0130da27" style:font-size-asian="18pt" style:font-size-complex="18pt"/>
    </style:style>
    <style:style style:name="T364" style:family="text">
      <style:text-properties style:font-name="Futura Std Condensed Light" fo:font-size="18pt" officeooo:rsid="01436b63" style:font-size-asian="18pt" style:font-size-complex="18pt"/>
    </style:style>
    <style:style style:name="T365" style:family="text">
      <style:text-properties officeooo:rsid="00757a7e"/>
    </style:style>
    <style:style style:name="T366" style:family="text">
      <style:text-properties officeooo:rsid="007cce26"/>
    </style:style>
    <style:style style:name="T367" style:family="text">
      <style:text-properties officeooo:rsid="007dbde0"/>
    </style:style>
    <style:style style:name="T368" style:family="text">
      <style:text-properties officeooo:rsid="007f1654"/>
    </style:style>
    <style:style style:name="T369" style:family="text">
      <style:text-properties officeooo:rsid="0081581d"/>
    </style:style>
    <style:style style:name="T370" style:family="text">
      <style:text-properties officeooo:rsid="0089ae28"/>
    </style:style>
    <style:style style:name="T371" style:family="text">
      <style:text-properties officeooo:rsid="008b52c7"/>
    </style:style>
    <style:style style:name="T372" style:family="text">
      <style:text-properties officeooo:rsid="008bfe80"/>
    </style:style>
    <style:style style:name="T373" style:family="text">
      <style:text-properties officeooo:rsid="009437be"/>
    </style:style>
    <style:style style:name="T374" style:family="text">
      <style:text-properties officeooo:rsid="0096314b"/>
    </style:style>
    <style:style style:name="T375" style:family="text">
      <style:text-properties fo:color="#00a933" loext:opacity="100%" style:text-underline-style="solid" style:text-underline-width="auto" style:text-underline-color="font-color" officeooo:rsid="001a20db"/>
    </style:style>
    <style:style style:name="T376" style:family="text">
      <style:text-properties fo:color="#00a933" loext:opacity="100%" style:text-underline-style="solid" style:text-underline-width="auto" style:text-underline-color="font-color" officeooo:rsid="0089ae28"/>
    </style:style>
    <style:style style:name="T377" style:family="text">
      <style:text-properties fo:color="#00a933" loext:opacity="100%" style:text-underline-style="solid" style:text-underline-width="auto" style:text-underline-color="font-color" officeooo:rsid="008b52c7"/>
    </style:style>
    <style:style style:name="T378" style:family="text">
      <style:text-properties fo:color="#00a933" loext:opacity="100%" style:text-underline-style="solid" style:text-underline-width="auto" style:text-underline-color="font-color" officeooo:rsid="0018c4ea"/>
    </style:style>
    <style:style style:name="T379" style:family="text">
      <style:text-properties fo:color="#00a933" loext:opacity="100%" style:text-underline-style="solid" style:text-underline-width="auto" style:text-underline-color="font-color" officeooo:rsid="001362f7"/>
    </style:style>
    <style:style style:name="T380" style:family="text">
      <style:text-properties fo:color="#00a933" loext:opacity="100%" style:text-underline-style="solid" style:text-underline-width="auto" style:text-underline-color="font-color" officeooo:rsid="00c58f5c"/>
    </style:style>
    <style:style style:name="T381" style:family="text">
      <style:text-properties fo:color="#00a933" loext:opacity="100%" style:text-underline-style="solid" style:text-underline-width="auto" style:text-underline-color="font-color" officeooo:rsid="00ca4724"/>
    </style:style>
    <style:style style:name="T382" style:family="text">
      <style:text-properties fo:color="#00a933" loext:opacity="100%" style:text-underline-style="solid" style:text-underline-width="auto" style:text-underline-color="font-color" officeooo:rsid="011113a5"/>
    </style:style>
    <style:style style:name="T383" style:family="text">
      <style:text-properties fo:color="#00a933" loext:opacity="100%" officeooo:rsid="0089ae28"/>
    </style:style>
    <style:style style:name="T384" style:family="text">
      <style:text-properties fo:color="#00a933" loext:opacity="100%" officeooo:rsid="01114bb2"/>
    </style:style>
    <style:style style:name="T385" style:family="text">
      <style:text-properties fo:color="#00a933" loext:opacity="100%" officeooo:rsid="011783eb"/>
    </style:style>
    <style:style style:name="T386" style:family="text">
      <style:text-properties fo:color="#00a933" loext:opacity="100%" officeooo:rsid="01191ce8"/>
    </style:style>
    <style:style style:name="T387" style:family="text">
      <style:text-properties fo:color="#00a933" loext:opacity="100%" style:font-name="Futura Std Condensed" fo:font-weight="normal" officeooo:rsid="00a7cb89" style:font-weight-asian="normal" style:font-weight-complex="normal"/>
    </style:style>
    <style:style style:name="T388" style:family="text">
      <style:text-properties fo:color="#00a933" loext:opacity="100%" style:font-name="Futura Std Condensed" fo:font-weight="normal" officeooo:rsid="00a46215" style:font-weight-asian="normal" style:font-weight-complex="normal"/>
    </style:style>
    <style:style style:name="T389" style:family="text">
      <style:text-properties fo:color="#00a933" loext:opacity="100%" style:font-name="Futura Std Condensed" officeooo:rsid="00608b0f"/>
    </style:style>
    <style:style style:name="T390" style:family="text">
      <style:text-properties fo:color="#00a933" loext:opacity="100%" style:font-name="Futura Std Condensed" officeooo:rsid="005d8a45"/>
    </style:style>
    <style:style style:name="T391" style:family="text">
      <style:text-properties fo:color="#00a933" loext:opacity="100%" style:font-name="Futura Std Condensed" officeooo:rsid="0129ab77"/>
    </style:style>
    <style:style style:name="T392" style:family="text">
      <style:text-properties fo:color="#00a933" loext:opacity="100%" style:font-name="Futura Std Condensed" officeooo:rsid="013c3456"/>
    </style:style>
    <style:style style:name="T393" style:family="text">
      <style:text-properties officeooo:rsid="0098f5b4"/>
    </style:style>
    <style:style style:name="T394" style:family="text">
      <style:text-properties officeooo:rsid="0099caad"/>
    </style:style>
    <style:style style:name="T395" style:family="text">
      <style:text-properties officeooo:rsid="00a0f062"/>
    </style:style>
    <style:style style:name="T396" style:family="text">
      <style:text-properties fo:color="#158466" loext:opacity="100%"/>
    </style:style>
    <style:style style:name="T397" style:family="text">
      <style:text-properties fo:color="#158466" loext:opacity="100%" officeooo:rsid="00ae7c16"/>
    </style:style>
    <style:style style:name="T398" style:family="text">
      <style:text-properties fo:color="#158466" loext:opacity="100%" style:font-name="Futura Std Condensed" officeooo:rsid="00b3984f"/>
    </style:style>
    <style:style style:name="T399" style:family="text">
      <style:text-properties fo:color="#158466" loext:opacity="100%" officeooo:rsid="011783eb"/>
    </style:style>
    <style:style style:name="T400" style:family="text">
      <style:text-properties officeooo:rsid="00b8d8fd"/>
    </style:style>
    <style:style style:name="T401" style:family="text">
      <style:text-properties fo:color="#808080" loext:opacity="100%" officeooo:rsid="00dcc94b"/>
    </style:style>
    <style:style style:name="T402" style:family="text">
      <style:text-properties fo:color="#808080" loext:opacity="100%" officeooo:rsid="00e9a091"/>
    </style:style>
    <style:style style:name="T403" style:family="text">
      <style:text-properties officeooo:rsid="00c28cba"/>
    </style:style>
    <style:style style:name="T404" style:family="text">
      <style:text-properties officeooo:rsid="00c58f5c"/>
    </style:style>
    <style:style style:name="T405" style:family="text">
      <style:text-properties officeooo:rsid="00c8a72c"/>
    </style:style>
    <style:style style:name="T406" style:family="text">
      <style:text-properties officeooo:rsid="00ca4724"/>
    </style:style>
    <style:style style:name="T407" style:family="text">
      <style:text-properties officeooo:rsid="00cb7f5f"/>
    </style:style>
    <style:style style:name="T408" style:family="text">
      <style:text-properties officeooo:rsid="00d287be"/>
    </style:style>
    <style:style style:name="T409" style:family="text">
      <style:text-properties officeooo:rsid="00d87f02"/>
    </style:style>
    <style:style style:name="T410" style:family="text">
      <style:text-properties fo:font-size="18pt" officeooo:rsid="00c56511" style:font-size-asian="18pt" style:font-size-complex="18pt"/>
    </style:style>
    <style:style style:name="T411" style:family="text">
      <style:text-properties fo:font-size="18pt" officeooo:rsid="00c84595" style:font-size-asian="18pt" style:font-size-complex="18pt"/>
    </style:style>
    <style:style style:name="T412" style:family="text">
      <style:text-properties fo:font-size="18pt" officeooo:rsid="00c28cba" style:font-size-asian="18pt" style:font-size-complex="18pt"/>
    </style:style>
    <style:style style:name="T413" style:family="text">
      <style:text-properties fo:font-size="18pt" officeooo:rsid="00c3b924" style:font-size-asian="18pt" style:font-size-complex="18pt"/>
    </style:style>
    <style:style style:name="T414" style:family="text">
      <style:text-properties officeooo:rsid="007b6d21"/>
    </style:style>
    <style:style style:name="T415" style:family="text">
      <style:text-properties officeooo:rsid="00dcc94b"/>
    </style:style>
    <style:style style:name="T416" style:family="text">
      <style:text-properties officeooo:rsid="00e112ed"/>
    </style:style>
    <style:style style:name="T417" style:family="text">
      <style:text-properties officeooo:rsid="00e2218e"/>
    </style:style>
    <style:style style:name="T418" style:family="text">
      <style:text-properties officeooo:rsid="00e4b10a"/>
    </style:style>
    <style:style style:name="T419" style:family="text">
      <style:text-properties officeooo:rsid="00e707e0"/>
    </style:style>
    <style:style style:name="T420" style:family="text">
      <style:text-properties officeooo:rsid="00e86cd5"/>
    </style:style>
    <style:style style:name="T421" style:family="text">
      <style:text-properties officeooo:rsid="00e9a091"/>
    </style:style>
    <style:style style:name="T422" style:family="text">
      <style:text-properties officeooo:rsid="00ebffaf"/>
    </style:style>
    <style:style style:name="T423" style:family="text">
      <style:text-properties officeooo:rsid="00f77c78"/>
    </style:style>
    <style:style style:name="T424" style:family="text">
      <style:text-properties officeooo:rsid="00fa6c72"/>
    </style:style>
    <style:style style:name="T425" style:family="text">
      <style:text-properties officeooo:rsid="0102d0e2"/>
    </style:style>
    <style:style style:name="T426" style:family="text">
      <style:text-properties officeooo:rsid="01060e74"/>
    </style:style>
    <style:style style:name="T427" style:family="text">
      <style:text-properties officeooo:rsid="0108be5c"/>
    </style:style>
    <style:style style:name="T428" style:family="text">
      <style:text-properties officeooo:rsid="011113a5"/>
    </style:style>
    <style:style style:name="T429" style:family="text">
      <style:text-properties officeooo:rsid="01114bb2"/>
    </style:style>
    <style:style style:name="T430" style:family="text">
      <style:text-properties officeooo:rsid="00f9979f"/>
    </style:style>
    <style:style style:name="T431" style:family="text">
      <style:text-properties officeooo:rsid="011783eb"/>
    </style:style>
    <style:style style:name="T432" style:family="text">
      <style:text-properties officeooo:rsid="01191ce8"/>
    </style:style>
    <style:style style:name="T433"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34"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35"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36" style:family="text">
      <style:text-properties officeooo:rsid="011b1c62"/>
    </style:style>
    <style:style style:name="T437" style:family="text">
      <style:text-properties officeooo:rsid="00d63b95" fo:background-color="#ffff00" loext:char-shading-value="0"/>
    </style:style>
    <style:style style:name="T438" style:family="text">
      <style:text-properties officeooo:rsid="0127b881"/>
    </style:style>
    <style:style style:name="T439" style:family="text">
      <style:text-properties officeooo:rsid="012bbbfa"/>
    </style:style>
    <style:style style:name="T440" style:family="text">
      <style:text-properties officeooo:rsid="0131b5b0"/>
    </style:style>
    <style:style style:name="T441" style:family="text">
      <style:text-properties officeooo:rsid="01335dbe"/>
    </style:style>
    <style:style style:name="T442" style:family="text">
      <style:text-properties officeooo:rsid="0136ee03"/>
    </style:style>
    <style:style style:name="T443" style:family="text">
      <style:text-properties officeooo:rsid="01398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8"><text:span text:style-name="T4"><text:tab/></text:span><text:span text:style-name="T332">P</text:span><text:span text:style-name="T4">eaceful Alien</text:span> <text:span text:style-name="T393">l</text:span>and<text:span text:style-name="T3">s</text:span> in a Kindergarten. Kids are coming from everywhere. More and more. They tend to surround the <text:span text:style-name="T3">Alien</text:span> <text:span text:style-name="T330">a</text:span><text:span text:style-name="T4">nd they want “blood”! </text:span><text:span text:style-name="T409">The </text:span><text:span text:style-name="T308">Alien</text:span> has to avoid <text:span text:style-name="T1">kids</text:span> in order to survive. Everything’s seen through a surveillance<text:span text:style-name="T308">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96">The game will be a</text:span><text:span text:style-name="T20"> </text:span><text:span text:style-name="T23">Top Down Shooter</text:span><text:span text:style-name="T175"> in </text:span><text:span text:style-name="T20">2D pixel art</text:span><text:span text:style-name="T296"> </text:span><text:span text:style-name="T305">style</text:span><text:span text:style-name="T296">.</text:span></text:p>
      <text:p text:style-name="P21"/>
      <text:p text:style-name="P21"><text:tab/>The game will<text:span text:style-name="T272"> </text:span>be in <text:span text:style-name="T6">German</text:span> (just because the title rocks in German).</text:p>
      <text:p text:style-name="P21"/>
      <text:p text:style-name="P25"><text:tab/><text:span text:style-name="T30">1 player versus CPU</text:span><text:span text:style-name="T199">.</text:span></text:p>
      <text:p text:style-name="P21"/>
      <text:p text:style-name="P25"><text:tab/><text:span text:style-name="T35">1 difficulty level</text:span><text:span text:style-name="T199">.</text:span></text:p>
      <text:p text:style-name="P34"/>
      <text:p text:style-name="P34"><text:tab/><text:span text:style-name="T296">One</text:span> game last<text:span text:style-name="T303">s</text:span> <text:span text:style-name="T272">up to</text:span> <text:span text:style-name="T14">1 minute</text:span> (or a bit more <text:span text:style-name="T272">with luck as player will become “blind” at some point</text:span>). <text:span text:style-name="T333">As long as the Alien can survive, the game isn’t over but considering that </text:span><text:span text:style-name="T351">after </text:span><text:span text:style-name="T333">about 1 minute the screen </text:span><text:span text:style-name="T373">gets</text:span><text:span text:style-name="T333"> black, I don’t think the game will last very long </text:span><text:span text:style-name="T373">after that</text:span><text:span text:style-name="T333">...</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51">.</text:span><text:span text:style-name="T311"> </text:span><text:span text:style-name="T328">We’ll give the length of the game but</text:span><text:span text:style-name="T250"> </text:span><text:span text:style-name="T251">(</text:span><text:span text:style-name="T250">if it doesn’t break the record, then</text:span><text:span text:style-name="T251">)</text:span><text:span text:style-name="T250"> </text:span><text:span text:style-name="T328">“</text:span><text:span text:style-name="T324">it’ll be lost for ever like tears in the rain!</text:span><text:span text:style-name="T328">” </text:span><text:span text:style-name="T344">This means that we’ll have to write something in a file on the computer… Is that a good idea (probably not) </text:span><text:span text:style-name="T346">but considering that there is now a lot to unlock in the game, it could be nice to not have to unlock everything every time</text:span><text:span text:style-name="T345">… </text:span></text:p>
      <text:p text:style-name="P22"/>
      <text:p text:style-name="P22"><text:tab/><text:span text:style-name="T19">Nothing to gather</text:span><text:span text:style-name="T272">: no bonus, </text:span><text:span text:style-name="T330">no health, </text:span><text:span text:style-name="T272">no money, no points, </text:span><text:span text:style-name="T296">no weapon, no armor, </text:span><text:span text:style-name="T272">no nothing!</text:span></text:p>
      <text:p text:style-name="P22"/>
      <text:p text:style-name="P22"><text:tab/><text:span text:style-name="T38">“</text:span><text:span text:style-name="T39">C</text:span><text:span text:style-name="T40">ontact” with</text:span><text:span text:style-name="T41"> </text:span><text:span text:style-name="T39">enemies</text:span><text:span text:style-name="T41"> </text:span><text:span text:style-name="T40">deals </text:span><text:span text:style-name="T39">no </text:span><text:span text:style-name="T40">damage, </text:span><text:span text:style-name="T42">only </text:span><text:span text:style-name="T43">physical attacks/</text:span><text:span text:style-name="T42">projectiles/</text:span><text:span text:style-name="T44">weapons</text:span><text:span text:style-name="T42"> do.</text:span></text:p>
      <text:p text:style-name="P22"/>
      <text:p text:style-name="P22"><text:span text:style-name="T61"><text:tab/></text:span><text:span text:style-name="T77">The Alien is invulnerable for the first </text:span><text:span text:style-name="T102">2</text:span><text:span text:style-name="T77"> seconds </text:span><text:span text:style-name="T85">of the game “</text:span><text:span text:style-name="T102">flashing” </text:span><text:span text:style-name="T55">white for 3 frames</text:span><text:span text:style-name="T77">!</text:span></text:p>
      <text:p text:style-name="P22"><text:span text:style-name="T77"><text:tab/></text:span><text:span text:style-name="T56">While invulnerable, the alien can’t use his talent…</text:span></text:p>
      <text:p text:style-name="P22"/>
      <text:p text:style-name="P128"><text:span text:style-name="T295"><text:tab/></text:span><text:span text:style-name="T437">Whenever mentioning a color, it as to be taken form the game’s palette!</text:span></text:p>
      <text:p text:style-name="P111"><text:span text:style-name="T395">The </text:span>Alien</text:p>
      <text:p text:style-name="P112"/>
      <text:p text:style-name="P55"><text:span text:style-name="T373">The</text:span> <text:span text:style-name="T373">A</text:span>lien<text:span text:style-name="T373">s</text:span> <text:span text:style-name="T373">have</text:span> <text:span text:style-name="T351">female </text:span>German old fashioned name<text:span text:style-name="T373">s</text:span>: <text:span text:style-name="T373">the player’s Alien is called </text:span><text:span text:style-name="T85">Brünhild</text:span><text:span text:style-name="T373">, the other one at the teleportation desk is called </text:span><text:span text:style-name="T85">Gudrun</text:span><text:span text:style-name="T252"> </text:span><text:span text:style-name="T257">and the Great Tependicular’s name is </text:span><text:span text:style-name="T109">Hildegard</text:span>!</text:p>
      <text:p text:style-name="P55"/>
      <text:p text:style-name="P126">When the Alien stays idle for at least 1 animation cycle (8 frames at 10fps), there’s 25% that at the last frame of the animation, then comes the Scratching animation making the Alien unable to do a single thing and so making theplayer to wait for the end of the scratching animation before being able to resume controling the Alien!</text:p>
      <text:p text:style-name="P35"/>
      <text:p text:style-name="P119"><text:span text:style-name="T178">The </text:span><text:span text:style-name="T187">A</text:span><text:span text:style-name="T177">lien </text:span><text:span text:style-name="T186">has</text:span><text:span text:style-name="T322"> 1000 hit points (HP)</text:span><text:span text:style-name="T177">.</text:span></text:p>
      <text:p text:style-name="P37"/>
      <text:p text:style-name="P43"><text:tab/><text:span text:style-name="T373">The</text:span><text:span text:style-name="T306"> Alien has</text:span><text:span text:style-name="T4"> </text:span><text:span text:style-name="T15">1</text:span><text:span text:style-name="T14"> defensive </text:span><text:span text:style-name="T20">skill</text:span><text:span text:style-name="T174"> </text:span><text:span text:style-name="T239">to choose</text:span>:</text:p>
      <text:p text:style-name="P37"/>
      <text:p text:style-name="P39"><text:tab/>- <text:span text:style-name="T14">Random teleportation</text:span><text:span text:style-name="T213"> </text:span><text:span text:style-name="T222">(</text:span><text:span text:style-name="T377">cooldown: </text:span><text:span text:style-name="T381">10</text:span><text:span text:style-name="T377"> seconds</text:span><text:span text:style-name="T222">). </text:span><text:span text:style-name="T254">Available teleportation points are defined in the Background.tscn. </text:span><text:span text:style-name="T339">Uses TELEPORT fx.</text:span></text:p>
      <text:p text:style-name="P45"><text:tab/>- <text:span text:style-name="T14">Dash</text:span> <text:span text:style-name="T2">(</text:span><text:span text:style-name="T275">pass through </text:span><text:span text:style-name="T273">kids and attacks</text:span><text:span text:style-name="T223"> – </text:span><text:span text:style-name="T377">cooldown: 15 seconds</text:span><text:span text:style-name="T2">).</text:span><text:span text:style-name="T254"> </text:span><text:span text:style-name="T339">Uses DASH fx.</text:span></text:p>
      <text:p text:style-name="P45"><text:tab/>- <text:span text:style-name="T14">Repulsive </text:span><text:span text:style-name="T16">explosion</text:span><text:span text:style-name="T149"> </text:span><text:span text:style-name="T150">(repulsive effect </text:span><text:span text:style-name="T151">only on kids </text:span><text:span text:style-name="T149">–</text:span><text:span text:style-name="T151"> </text:span><text:span text:style-name="T153">not the </text:span><text:span text:style-name="T167">ranged </text:span><text:span text:style-name="T153">attacks</text:span><text:span text:style-name="T223"> – </text:span><text:span text:style-name="T377">cooldown: 10 seconds</text:span><text:span text:style-name="T150">).</text:span><text:span text:style-name="T254"> </text:span><text:span text:style-name="T339">Uses EXPLOSION fx.</text:span></text:p>
      <text:p text:style-name="P45"><text:tab/>- <text:span text:style-name="T14">Freezing </text:span><text:span text:style-name="T65">shockwave</text:span><text:span text:style-name="T17"> </text:span><text:span text:style-name="T150">(</text:span><text:span text:style-name="T161">Freezes nearby enemies for </text:span><text:span text:style-name="T162">4</text:span><text:span text:style-name="T161"> seconds</text:span><text:span text:style-name="T223"> </text:span><text:span text:style-name="T224">–</text:span><text:span text:style-name="T223"> </text:span><text:span text:style-name="T153">not the </text:span><text:span text:style-name="T167">ranged attacks</text:span><text:span text:style-name="T223"> – </text:span><text:span text:style-name="T377">cooldown: 15 seconds</text:span><text:span text:style-name="T150">).</text:span><text:span text:style-name="T254"> </text:span><text:span text:style-name="T339">Uses FREEZING fx.</text:span></text:p>
      <text:p text:style-name="P142"><text:tab/>- <text:span text:style-name="T18">Quick r</text:span><text:span text:style-name="T17">unner </text:span><text:span text:style-name="T150">(</text:span><text:span text:style-name="T243">runs</text:span><text:span text:style-name="T221"> 2</text:span><text:span text:style-name="T238">0</text:span><text:span text:style-name="T221">% faster – </text:span><text:span text:style-name="T379">permanent</text:span><text:span text:style-name="T150">). </text:span><text:span text:style-name="T166">It means </text:span><text:span text:style-name="T45">increasing</text:span><text:span text:style-name="T218"> </text:span><text:span text:style-name="T45">m/s</text:span><text:span text:style-name="T166"> </text:span><text:span text:style-name="T173">and/</text:span><text:span text:style-name="T166">or </text:span><text:span text:style-name="T45">fps </text:span><text:span text:style-name="T166">.</text:span><text:span text:style-name="T233"> </text:span><text:span text:style-name="T340">Uses NO fx.</text:span></text:p>
      <text:p text:style-name="P45"><text:tab/>- <text:span text:style-name="T16">Force </text:span><text:span text:style-name="T65">f</text:span><text:span text:style-name="T16">ield</text:span><text:span text:style-name="T149"> </text:span><text:span text:style-name="T150">(repulsive effect </text:span><text:span text:style-name="T220">for </text:span><text:span text:style-name="T221">6</text:span><text:span text:style-name="T220"> seconds</text:span><text:span text:style-name="T151"> on </text:span><text:span text:style-name="T165">ranged attacks</text:span><text:span text:style-name="T223"> – </text:span><text:span text:style-name="T377">cooldown: </text:span><text:span text:style-name="T382">10</text:span><text:span text:style-name="T377"> seconds</text:span><text:span text:style-name="T150">).</text:span><text:span text:style-name="T254"> </text:span><text:span text:style-name="T339">Uses FORCE</text:span><text:span text:style-name="T343">_</text:span><text:span text:style-name="T339">FIELD fx.</text:span></text:p>
      <text:p text:style-name="P45"><text:tab/>- <text:span text:style-name="T16">Time stop </text:span><text:span text:style-name="T150">(affects </text:span><text:span text:style-name="T161">everything </text:span><text:span text:style-name="T248">(except </text:span><text:span text:style-name="T249">the Alien</text:span><text:span text:style-name="T248">)</text:span><text:span text:style-name="T161"> for 3 seconds</text:span><text:span text:style-name="T223"> – </text:span><text:span text:style-name="T377">cooldown: 20 seconds</text:span><text:span text:style-name="T151">). </text:span><text:span text:style-name="T233"><text:s/></text:span><text:span text:style-name="T340">Uses TIME</text:span><text:span text:style-name="T341">_</text:span><text:span text:style-name="T340">STOP fx.</text:span></text:p>
      <text:p text:style-name="P46"><text:tab/>- <text:span text:style-name="T18">Mirror images</text:span><text:span text:style-name="T147"> (</text:span><text:span text:style-name="T281">3</text:span><text:span text:style-name="T274"> </text:span><text:span text:style-name="T282">i</text:span><text:span text:style-name="T281">nvulnerable </text:span><text:span text:style-name="T279">copies </text:span><text:span text:style-name="T282">of the Alien</text:span><text:span text:style-name="T147"> </text:span><text:span text:style-name="T406">appear (“flashing” </text:span><text:span text:style-name="T432">white</text:span><text:span text:style-name="T406"> for 3 frames) and </text:span><text:span text:style-name="T147">start </text:span><text:span text:style-name="T372">running</text:span><text:span text:style-name="T147"> in random directions </text:span><text:span text:style-name="T432">(</text:span><text:span text:style-name="T291">movement collisions apply</text:span><text:span text:style-name="T432">)</text:span><text:span text:style-name="T147"> from the player attracting clos</text:span><text:span text:style-name="T432">e enough </text:span><text:span text:style-name="T147">kids for </text:span><text:span text:style-name="T278">3</text:span><text:span text:style-name="T274"> seconds</text:span><text:span text:style-name="T293"> </text:span><text:span text:style-name="T294">then disappear</text:span><text:span text:style-name="T223"> </text:span><text:span text:style-name="T226">(“flashing” </text:span><text:span text:style-name="T235">white</text:span><text:span text:style-name="T226"> for 3 frames) </text:span><text:span text:style-name="T223">– </text:span><text:span text:style-name="T377">cooldown: 1</text:span><text:span text:style-name="T380">5</text:span><text:span text:style-name="T377"> seconds</text:span><text:span text:style-name="T147">).</text:span><text:span text:style-name="T233"> </text:span><text:span text:style-name="T168">If hit by an attack, the mirror image disappears instantly</text:span><text:span text:style-name="T235"> </text:span><text:span text:style-name="T226">(“flashing” </text:span><text:span text:style-name="T235">white</text:span><text:span text:style-name="T226"> for 3 frames)</text:span><text:span text:style-name="T235">. </text:span><text:span text:style-name="T340">Uses MIRROR</text:span><text:span text:style-name="T341">_</text:span><text:span text:style-name="T340">IMAGES fx.</text:span></text:p>
      <text:p text:style-name="P45"><text:tab/>- <text:span text:style-name="T24">Dodger</text:span><text:span text:style-name="T299"> (hit box </text:span><text:span text:style-name="T331">size </text:span><text:span text:style-name="T299">reduced</text:span><text:span text:style-name="T150"> </text:span><text:span text:style-name="T221">by 2</text:span><text:span text:style-name="T238">0</text:span><text:span text:style-name="T221">% </text:span><text:span text:style-name="T150">– </text:span><text:span text:style-name="T378">permanent</text:span><text:span text:style-name="T299">).</text:span><text:span text:style-name="T233"> </text:span><text:span text:style-name="T340">Uses NO fx.</text:span></text:p>
      <text:p text:style-name="P46"><text:tab/>- <text:span text:style-name="T24">Invisible</text:span><text:span text:style-name="T299"> (makes </text:span><text:span text:style-name="T276">enemies go away </text:span><text:span text:style-name="T280">as if the Alien wasn’t here</text:span><text:span text:style-name="T299"> for </text:span><text:span text:style-name="T404">4</text:span><text:span text:style-name="T299"> seconds</text:span><text:span text:style-name="T223"> </text:span><text:span text:style-name="T231">but can take damages </text:span><text:span text:style-name="T235">and movement collisions apply)</text:span><text:span text:style-name="T223">– </text:span><text:span text:style-name="T377">cooldown: </text:span><text:span text:style-name="T380">20</text:span><text:span text:style-name="T377"> seconds</text:span><text:span text:style-name="T299">).</text:span><text:span text:style-name="T233"> </text:span><text:span text:style-name="T340">Uses INVISIBLE fx.</text:span></text:p>
      <text:p text:style-name="P45"><text:tab/>- <text:span text:style-name="T24">Shield</text:span><text:span text:style-name="T299"> (</text:span><text:span text:style-name="T277">invulnerable to </text:span><text:span text:style-name="T283">hand-to-hand</text:span><text:span text:style-name="T280"> </text:span><text:span text:style-name="T277">attack</text:span><text:span text:style-name="T283">s</text:span><text:span text:style-name="T280"> for </text:span><text:span text:style-name="T284">3</text:span><text:span text:style-name="T280"> seconds</text:span><text:span text:style-name="T223"> – </text:span><text:span text:style-name="T377">cooldown: 10 seconds</text:span><text:span text:style-name="T299">).</text:span><text:span text:style-name="T233"> </text:span><text:span text:style-name="T340">Uses SHIELD fx.</text:span></text:p>
      <text:p text:style-name="P53"><text:soft-page-break/><text:tab/>- <text:span text:style-name="T14">Second life</text:span> (restart with <text:span text:style-name="T374">300 HP</text:span> from where the <text:span text:style-name="T406">Alien</text:span><text:span text:style-name="T366"> died – </text:span><text:span text:style-name="T383">only 1 time</text:span>). <text:span text:style-name="T409">No teleportation at the restart. The enemies resume doing their things. The alien stays dead for 2 seconds then revive</text:span><text:span text:style-name="T428">s, </text:span><text:span text:style-name="T431">quickly</text:span><text:span text:style-name="T409"> “flashing” </text:span><text:span text:style-name="T432">white</text:span><text:span text:style-name="T409"> for 1 </text:span><text:span text:style-name="T428">second (invulnerab</text:span><text:span text:style-name="T432">le</text:span><text:span text:style-name="T428"> at restart </text:span><text:span text:style-name="T432">for 1 second</text:span><text:span text:style-name="T428">)</text:span><text:span text:style-name="T409">. </text:span><text:span text:style-name="T439">When dying, kids won’t care anymore for the body and resume their lives (running, going idle, waving at each other…) and the teacher will go checkin, running, etc… Until the Alien revives!</text:span></text:p>
      <text:p text:style-name="P45"><text:tab/>- <text:span text:style-name="T24">Healthy</text:span><text:span text:style-name="T299"> (</text:span><text:span text:style-name="T331">2</text:span><text:span text:style-name="T371">0</text:span><text:span text:style-name="T331">% </text:span><text:span text:style-name="T299">more hit points – </text:span><text:span text:style-name="T376">permanent</text:span><text:span text:style-name="T299">).</text:span><text:span text:style-name="T233"> </text:span><text:span text:style-name="T340">Uses NO fx.</text:span></text:p>
      <text:p text:style-name="P45"><text:tab/>- <text:span text:style-name="T25">Regeneration</text:span><text:span text:style-name="T300"> (</text:span><text:span text:style-name="T374">5</text:span><text:span text:style-name="T370"> hp per second – </text:span><text:span text:style-name="T375">permanent</text:span><text:span text:style-name="T300">).</text:span><text:span text:style-name="T233"> </text:span><text:span text:style-name="T340">Uses NO fx.</text:span></text:p>
      <text:p text:style-name="P45"><text:tab/>- <text:span text:style-name="T26">Hand to hand </text:span><text:span text:style-name="T81">specialist</text:span><text:span text:style-name="T301"> (50% damage from short range but 200% damage from long range – </text:span><text:span text:style-name="T376">permanent</text:span><text:span text:style-name="T301">).</text:span><text:span text:style-name="T233"> </text:span><text:span text:style-name="T340">Uses NO fx.</text:span></text:p>
      <text:p text:style-name="P45"><text:tab/>- <text:span text:style-name="T26">Ranged </text:span><text:span text:style-name="T33">fighting </text:span><text:span text:style-name="T81">expert</text:span><text:span text:style-name="T301"> (50% damage from long range but 200% damage from short range – </text:span><text:span text:style-name="T376">permanent</text:span><text:span text:style-name="T301">).</text:span><text:span text:style-name="T233"> </text:span><text:span text:style-name="T340">Uses NO fx.</text:span></text:p>
      <text:p text:style-name="P45"><text:tab/>- <text:span text:style-name="T7">None!</text:span><text:span text:style-name="T233"> </text:span><text:span text:style-name="T340">Uses NO fx.</text:span></text:p>
      <text:p text:style-name="P45"><text:span text:style-name="T414"><text:tab/>- </text:span><text:span text:style-name="T105">Der Techniker</text:span><text:span text:style-name="T414"> </text:span><text:span text:style-name="T427">The technician </text:span><text:span text:style-name="T414">(</text:span><text:span text:style-name="T415">hidden talent to unlock (</text:span><text:span text:style-name="T401">see condition </text:span><text:span text:style-name="T402">at the end</text:span><text:span text:style-name="T415">)</text:span><text:span text:style-name="T366"> – </text:span><text:span text:style-name="T383">only 1 time</text:span><text:span text:style-name="T414">).</text:span><text:span text:style-name="T409"> </text:span><text:span text:style-name="T415">Resets the game overlay shader values </text:span><text:span text:style-name="T422">(and restart</text:span><text:span text:style-name="T427">s</text:span><text:span text:style-name="T422"> its animation!)</text:span><text:span text:style-name="T409">. </text:span><text:span text:style-name="T431">We’ll eventually also reset the random selections in the Overlay #1). </text:span><text:span text:style-name="T421">This allows a longer game leading to more kids… </text:span><text:span text:style-name="T116">Once the screen start</text:span><text:span text:style-name="T118">s</text:span><text:span text:style-name="T116"> shuting down, you can’t use that talent</text:span><text:span text:style-name="T431">.</text:span><text:span text:style-name="T233"> </text:span><text:span text:style-name="T340">Uses TECHNIKER fx.</text:span></text:p>
      <text:p text:style-name="P44"><text:span text:style-name="T414"><text:tab/>- </text:span><text:span text:style-name="T112">Zufällig… </text:span><text:span text:style-name="T427">H</text:span><text:span text:style-name="T415">idden “talent” to unlock (</text:span><text:span text:style-name="T401">see condition </text:span><text:span text:style-name="T402">at the end</text:span><text:span text:style-name="T414">).</text:span><text:span text:style-name="T409"> </text:span><text:span text:style-name="T426">A random talent is selected at game launch</text:span><text:span text:style-name="T421">… </text:span><text:span text:style-name="T427">The player won’t know which one has been selected until </text:span><text:span text:style-name="T432">using it (if not permanent)</text:span><text:span text:style-name="T427">.</text:span></text:p>
      <text:p text:style-name="P45"><text:tab/>- <text:span text:style-name="T113">Kotz</text:span><text:span text:style-name="T14">sicher</text:span><text:span text:style-name="T427"> “Vomit-proof” (the alien can walk through vomit suffering </text:span><text:span text:style-name="T428">only 50% of damages</text:span><text:span text:style-name="T427"> </text:span><text:span text:style-name="T366">–</text:span><text:span text:style-name="T427"> </text:span><text:span text:style-name="T376">permanent</text:span><text:span text:style-name="T427">).</text:span><text:span text:style-name="T415"> (</text:span><text:span text:style-name="T401">see condition </text:span><text:span text:style-name="T402">at the end</text:span><text:span text:style-name="T414">)</text:span><text:span text:style-name="T233"> </text:span><text:span text:style-name="T340">Uses NO fx.</text:span></text:p>
      <text:p text:style-name="P45"><text:tab/>- <text:span text:style-name="T114">Bullet time</text:span><text:span text:style-name="T428"> (everything except the Alien is slowed down by 50% for 3 seconds</text:span><text:span text:style-name="T226"> </text:span><text:span text:style-name="T223">– </text:span><text:span text:style-name="T377">cooldown: 1</text:span><text:span text:style-name="T380">5</text:span><text:span text:style-name="T377"> seconds</text:span><text:span text:style-name="T428">).</text:span><text:span text:style-name="T415"> (</text:span><text:span text:style-name="T401">see condition </text:span><text:span text:style-name="T402">at the end</text:span><text:span text:style-name="T414">). </text:span><text:span text:style-name="T316">Uses BULLET_TIME </text:span><text:span text:style-name="T342">“</text:span><text:span text:style-name="T339">Almost” </text:span><text:span text:style-name="T343">as</text:span><text:span text:style-name="T339"> MIRROR IMAGES fx!</text:span></text:p>
      <text:p text:style-name="P47"><text:tab/>- <text:span text:style-name="T115">Geist</text:span><text:span text:style-name="T429"> (the Alien takes no damage and can pass through enemies for 4 seconds – </text:span><text:span text:style-name="T384">cooldown: 20 seconds</text:span><text:span text:style-name="T429">).</text:span><text:span text:style-name="T415"> (</text:span><text:span text:style-name="T401">see condition </text:span><text:span text:style-name="T402">at the end</text:span><text:span text:style-name="T414">). </text:span><text:span text:style-name="T316">Uses GEIST </text:span><text:span text:style-name="T342">“</text:span><text:span text:style-name="T339">Almost” </text:span><text:span text:style-name="T343">as</text:span><text:span text:style-name="T339"> INVISIBLE fx but flashes white instead of being transparent!</text:span></text:p>
      <text:p text:style-name="P41"/>
      <text:p text:style-name="P42"><text:span text:style-name="T239"><text:tab/></text:span><text:span text:style-name="T254">Shaders are </text:span><text:span text:style-name="T104">never</text:span><text:span text:style-name="T254"> affected by talents </text:span><text:span text:style-name="T255">(except </text:span><text:span text:style-name="T264">by</text:span><text:span text:style-name="T255"> </text:span><text:span text:style-name="T256">Der Techniker</text:span><text:span text:style-name="T255">)</text:span><text:span text:style-name="T254">!</text:span></text:p>
      <text:p text:style-name="P37"/>
      <text:p text:style-name="P37"><text:tab/><text:span text:style-name="T31">S</text:span><text:span text:style-name="T27">kill cooldown is shown by the sprite outline color</text:span><text:span text:style-name="T207"> </text:span><text:span text:style-name="T205">(red means not ready)</text:span><text:span text:style-name="T302">.</text:span></text:p>
      <text:p text:style-name="P40"><text:tab/><text:span text:style-name="T67">No HP shown on screen </text:span><text:span text:style-name="T312">(</text:span><text:span text:style-name="T314">we’ll eventually show that also with the outline turning blue</text:span><text:span text:style-name="T315"> – cooldown (red)+HP(blue)=violet!</text:span><text:span text:style-name="T312">)</text:span><text:span text:style-name="T350">.</text:span></text:p>
      <text:p text:style-name="P40"><text:tab/><text:span text:style-name="T107">When hit, the Alien flashes white </text:span><text:span text:style-name="T101">for 3 frames</text:span><text:span text:style-name="T107">.</text:span></text:p>
      <text:p text:style-name="P31"><text:tab/><text:span text:style-name="T6">Each</text:span> <text:span text:style-name="T31">skill</text:span><text:span text:style-name="T14"> has </text:span><text:span text:style-name="T60">its own</text:span><text:span text:style-name="T14"> cooldown</text:span> (<text:span text:style-name="T272">duration</text:span> depending on the <text:span text:style-name="T296">skill </text:span><text:span text:style-name="T409">as seen above</text:span>).</text:p>
      <text:p text:style-name="P37"/>
      <text:p text:style-name="P138"/>
      <text:p text:style-name="P4">Enemies</text:p>
      <text:p text:style-name="P57"/>
      <text:p text:style-name="P57">- <text:span text:style-name="T21">Throwing </text:span><text:span text:style-name="T27">B</text:span><text:span text:style-name="T21">ooger </text:span><text:span text:style-name="T27">K</text:span><text:span text:style-name="T21">ids</text:span><text:span text:style-name="T297"> (</text:span><text:span text:style-name="T322">slow </text:span><text:span text:style-name="T297">medium ranged explosives </text:span><text:span text:style-name="T302">with small effect area</text:span><text:span text:style-name="T297">):</text:span></text:p>
      <text:p text:style-name="P57"><text:tab/><text:span text:style-name="T322">Alien loses </text:span><text:span text:style-name="T69">1</text:span><text:span text:style-name="T33">00 </text:span><text:span text:style-name="T59">HP</text:span><text:span text:style-name="T322"> when hit. </text:span><text:span text:style-name="T287">Only deals damage after exploding on the ground!</text:span></text:p>
      <text:p text:style-name="P57"><text:span text:style-name="T417"><text:tab/></text:span><text:span text:style-name="T432">While in the air, it isn’t stopped by kids, teacher nor alien.</text:span></text:p>
      <text:p text:style-name="P57"/>
      <text:p text:style-name="P57">- <text:span text:style-name="T21">Spitting </text:span><text:span text:style-name="T27">K</text:span><text:span text:style-name="T21">ids</text:span><text:span text:style-name="T297"> (</text:span><text:span text:style-name="T322">quick s</text:span><text:span text:style-name="T319">hort </text:span><text:span text:style-name="T297">ranged </text:span><text:span text:style-name="T394">projectile</text:span><text:span text:style-name="T297">).</text:span></text:p>
      <text:p text:style-name="P58"><text:tab/><text:span text:style-name="T322">Alien loses </text:span><text:span text:style-name="T69">5</text:span><text:span text:style-name="T64">0</text:span><text:span text:style-name="T33"> </text:span><text:span text:style-name="T59">HP</text:span><text:span text:style-name="T322"> when hit. </text:span><text:span text:style-name="T417">Disappear</text:span><text:span text:style-name="T432">s</text:span><text:span text:style-name="T417"> before hitting ground (at the end of the animation).</text:span></text:p>
      <text:p text:style-name="P58"/>
      <text:p text:style-name="P57">- <text:span text:style-name="T21">Kids </text:span><text:span text:style-name="T27">W</text:span><text:span text:style-name="T21">ith </text:span><text:span text:style-name="T27">S</text:span><text:span text:style-name="T21">ticks</text:span><text:span text:style-name="T297"> (</text:span><text:span text:style-name="T322">very quick </text:span><text:span text:style-name="T309">hand to hand</text:span><text:span text:style-name="T297"> attack).</text:span></text:p>
      <text:p text:style-name="P58"><text:tab/><text:span text:style-name="T322">Alien loses </text:span><text:span text:style-name="T69">25</text:span><text:span text:style-name="T33"> </text:span><text:span text:style-name="T59">HP</text:span><text:span text:style-name="T322"> when hit.</text:span></text:p>
      <text:p text:style-name="P58"/>
      <text:p text:style-name="P59">- <text:span text:style-name="T65">Crying </text:span><text:span text:style-name="T28">Kids</text:span><text:span text:style-name="T304"> </text:span><text:span text:style-name="T334">run randomly then stop to cry</text:span><text:span text:style-name="T304">. </text:span><text:span text:style-name="T334">If the Alien is close enough, </text:span><text:span text:style-name="T409">that kid will try to </text:span><text:span text:style-name="T334">kick him. </text:span><text:span text:style-name="T409">Then r</text:span><text:span text:style-name="T337">esume </text:span><text:span text:style-name="T409">his </text:span><text:span text:style-name="T337">routine.</text:span></text:p>
      <text:p text:style-name="P59"><text:tab/><text:span text:style-name="T322">Alien loses </text:span><text:span text:style-name="T69">75</text:span><text:span text:style-name="T33"> </text:span><text:span text:style-name="T59">HP</text:span><text:span text:style-name="T322"> </text:span><text:span text:style-name="T337">when hit</text:span><text:span text:style-name="T323">.</text:span></text:p>
      <text:p text:style-name="P58"/>
      <text:p text:style-name="P57">- <text:span text:style-name="T27">Vomiting </text:span><text:span text:style-name="T28">K</text:span><text:span text:style-name="T27">ids</text:span><text:span text:style-name="T302"> (attack with large effect area). </text:span><text:span text:style-name="T337">Wandering, then vomiting somewhere there’</text:span><text:span text:style-name="T409">s enough</text:span><text:span text:style-name="T337"> space for the puddle, then resuming… The vomit puddle generate an area that everybody’s running away from. </text:span><text:span text:style-name="T432">As soon as the kid starts vomiting, the area is locked for the teacher and other kids to avoid it. </text:span><text:span text:style-name="T439">Sometimes (</text:span><text:span text:style-name="T13">50%</text:span><text:span text:style-name="T439">), he will run then stop (Idle) then resume </text:span><text:span text:style-name="T124">without vomiting</text:span><text:span text:style-name="T439">...</text:span></text:p>
      <text:p text:style-name="P59"><text:tab/><text:span text:style-name="T322">Alien loses </text:span><text:span text:style-name="T33">5</text:span><text:span text:style-name="T64">0</text:span><text:span text:style-name="T33"> </text:span><text:span text:style-name="T59">HP per second</text:span><text:span text:style-name="T322"> when walking in the vomit puddle until exiting it. </text:span><text:span text:style-name="T323">He also takes decreasing damage</text:span><text:span text:style-name="T337"> </text:span><text:span text:style-name="T323">for up to 2 seconds </text:span><text:span text:style-name="T337">(</text:span><text:span text:style-name="T103">35</text:span><text:span text:style-name="T66">HP </text:span><text:span text:style-name="T69">the first second</text:span><text:span text:style-name="T66">, then 1</text:span><text:span text:style-name="T103">5</text:span><text:span text:style-name="T66">HP </text:span><text:span text:style-name="T118">the next one</text:span><text:span text:style-name="T337">) </text:span><text:span text:style-name="T323">after exiting the area. </text:span><text:span text:style-name="T111">Alien becomes </text:span><text:span text:style-name="T118">green</text:span><text:span text:style-name="T111"> (except outline) until he exits the vomit puddle</text:span><text:span text:style-name="T425">.</text:span></text:p>
      <text:p text:style-name="P57"/>
      <text:p text:style-name="P65">- <text:span text:style-name="T22">T</text:span><text:span text:style-name="T69">he t</text:span><text:span text:style-name="T14">eacher </text:span><text:span text:style-name="T387">(see </text:span><text:span text:style-name="T388">*1 </text:span><text:span text:style-name="T387">below)</text:span><text:span text:style-name="T313"> </text:span><text:span text:style-name="T253">running </text:span><text:span text:style-name="T148">randomly </text:span><text:span text:style-name="T265">then stops looking around then resumes</text:span><text:span text:style-name="T148">.</text:span> <text:span text:style-name="T353">When </text:span><text:span text:style-name="T438">seeing</text:span><text:span text:style-name="T298"> the Alien</text:span><text:span text:style-name="T438">, she runs toward the situation, aiming at a point ahead of the Alien. Then she </text:span><text:span text:style-name="T409">tries</text:span> to stop the mess <text:span text:style-name="T438">by saying “no” to the Alien.</text:span></text:p>
      <text:p text:style-name="P57"/>
      <text:p text:style-name="P68">----------</text:p>
      <text:p text:style-name="P57"/>
      <text:p text:style-name="P73">About “IA”, above is a <text:span text:style-name="T400">basic</text:span> description of the enemy behaviors. In the Pac-Man game, one ghost aims at Pac-Man, another aims ahead of Pac-Man, the third has a random behavior and the fourth ghost tries <text:span text:style-name="T400">to reach Pac-Man when close enough</text:span>. <text:span text:style-name="T400">More or less. Maybe we could be inspired by these ideas for our kids.</text:span></text:p>
      <text:p text:style-name="P114">Technically</text:p>
      <text:p text:style-name="P113"/>
      <text:p text:style-name="P115"><text:span text:style-name="T292"><text:tab/></text:span><text:span text:style-name="T130">Animations at </text:span><text:span text:style-name="T131">10fps</text:span><text:span text:style-name="T335">.</text:span></text:p>
      <text:p text:style-name="P51"/>
      <text:p text:style-name="P50"><text:tab/><text:span text:style-name="T148">Every game</text:span><text:span text:style-name="T5"> </text:span><text:span text:style-name="T14">starts from a random point in the area</text:span><text:span text:style-name="T5">. </text:span><text:span text:style-name="T254">available s</text:span><text:span text:style-name="T148">pawning points </text:span><text:span text:style-name="T254">are</text:span><text:span text:style-name="T148"> established before hand </text:span><text:span text:style-name="T254">(in Background.tscn)</text:span><text:span text:style-name="T148">.</text:span></text:p>
      <text:p text:style-name="P50"/>
      <text:p text:style-name="P50"><text:tab/><text:span text:style-name="T34">Camera bug </text:span><text:span text:style-name="T62">effects</text:span><text:span text:style-name="T34"> </text:span><text:span text:style-name="T69">constantly evolve</text:span><text:span text:style-name="T34"> </text:span><text:span text:style-name="T79">up to the max </text:span><text:span text:style-name="T84">after 1 minute</text:span><text:span text:style-name="T369"> </text:span><text:span text:style-name="T354">and</text:span><text:span text:style-name="T307"> </text:span><text:span text:style-name="T34">the last effect (screen shutdown) always happen</text:span><text:span text:style-name="T73">s</text:span><text:span text:style-name="T34"> just after </text:span><text:span text:style-name="T118">that</text:span><text:span text:style-name="T69">… </text:span><text:span text:style-name="T79">But the game still goes on </text:span><text:span text:style-name="T118">and the shader still applies. It’s just “stuck” at the maximum effect reached at the end of the animation</text:span><text:span text:style-name="T79">!</text:span></text:p>
      <text:p text:style-name="P36"/>
      <text:p text:style-name="P30"><text:tab/><text:span text:style-name="T29">A</text:span><text:span text:style-name="T14">lien</text:span> <text:span text:style-name="T309">and </text:span><text:span text:style-name="T37">Enemies</text:span><text:span text:style-name="T309"> </text:span><text:span text:style-name="T321">have</text:span> <text:span text:style-name="T37">8</text:span><text:span text:style-name="T14"> </text:span><text:span text:style-name="T32">action </text:span><text:span text:style-name="T14">direction</text:span><text:span text:style-name="T32">s</text:span><text:span text:style-name="T174">.</text:span></text:p>
      <text:p text:style-name="P107"/>
      <text:p text:style-name="P24"><text:span text:style-name="T174"><text:tab/></text:span><text:span text:style-name="T202">A</text:span><text:span text:style-name="T154">lien animations:</text:span></text:p>
      <text:p text:style-name="P23"><text:span text:style-name="T36"><text:tab/>8</text:span><text:span text:style-name="T35"> Move </text:span><text:span text:style-name="T65">(run) </text:span><text:span text:style-name="T35">direction</text:span><text:span text:style-name="T31">s</text:span></text:p>
      <text:p text:style-name="P23"><text:span text:style-name="T36"><text:tab/>8</text:span><text:span text:style-name="T338"> </text:span><text:span text:style-name="T35">Idle direction</text:span><text:span text:style-name="T31">s</text:span></text:p>
      <text:p text:style-name="P23"><text:span text:style-name="T31"><text:tab/></text:span><text:span text:style-name="T37">8 </text:span><text:span text:style-name="T32">G</text:span><text:span text:style-name="T37">etting </text:span><text:span text:style-name="T32">H</text:span><text:span text:style-name="T37">it directions</text:span></text:p>
      <text:p text:style-name="P23"><text:span text:style-name="T36"><text:tab/></text:span><text:span text:style-name="T139">8</text:span><text:span text:style-name="T140"> </text:span><text:span text:style-name="T141">D</text:span><text:span text:style-name="T140">eath </text:span><text:span text:style-name="T141">D</text:span><text:span text:style-name="T140">irection</text:span><text:span text:style-name="T142">s </text:span><text:span text:style-name="T262">(needed for second life talent)</text:span></text:p>
      <text:p text:style-name="P23"><text:span text:style-name="T262"><text:tab/></text:span><text:span text:style-name="T143">8 Scratching ass Directions</text:span><text:span text:style-name="T263"> (animation matches the Idle animation in order to play them one after the other “perfectly”)</text:span></text:p>
      <text:p text:style-name="P108"/>
      <text:p text:style-name="P24"><text:span text:style-name="T198"><text:tab/></text:span><text:span text:style-name="T158">Enemies </text:span><text:span text:style-name="T160">(kids) </text:span><text:span text:style-name="T158">animations</text:span><text:span text:style-name="T154">:</text:span></text:p>
      <text:p text:style-name="P28"><text:span text:style-name="T197"><text:tab/></text:span><text:span text:style-name="T31">8 move </text:span><text:span text:style-name="T72">(run) </text:span><text:span text:style-name="T31">directions</text:span></text:p>
      <text:p text:style-name="P117"><text:tab/>8 attack directions</text:p>
      <text:p text:style-name="P117"><text:tab/>8 Idle directions</text:p>
      <text:p text:style-name="P116"><text:span text:style-name="T5"><text:tab/>8 </text:span><text:span text:style-name="T132">waving</text:span><text:span text:style-name="T5"> directions </text:span><text:span text:style-name="T179">(when two kids face each other </text:span><text:span text:style-name="T191">and only in this case</text:span><text:span text:style-name="T179">, they </text:span><text:span text:style-name="T180">forget about the Alien and </text:span><text:span text:style-name="T179">stop </text:span><text:span text:style-name="T180">running</text:span><text:span text:style-name="T179"> then wave at each other </text:span><text:span text:style-name="T180">for a couple of seconds </text:span><text:span text:style-name="T179">then resume moving)</text:span><text:span text:style-name="T132"> – </text:span><text:span text:style-name="T133">only </text:span><text:span text:style-name="T134">throwing booger </text:span><text:span text:style-name="T135">kids</text:span><text:span text:style-name="T134">, spitting </text:span><text:span text:style-name="T135">kids, </text:span><text:span text:style-name="T136">crying kids and</text:span><text:span text:style-name="T134"> </text:span><text:span text:style-name="T133">kids </text:span><text:span text:style-name="T134">with sticks</text:span><text:span text:style-name="T137">.</text:span></text:p>
      <text:p text:style-name="P29"/>
      <text:p text:style-name="P30"><text:span text:style-name="T206"><text:tab/></text:span><text:span text:style-name="T159">Teacher </text:span><text:span text:style-name="T158">animations</text:span><text:span text:style-name="T154">:</text:span></text:p>
      <text:p text:style-name="P30"><text:span text:style-name="T225"><text:tab/></text:span><text:span text:style-name="T93">8 </text:span><text:span text:style-name="T96">(</text:span><text:span text:style-name="T97">i</text:span><text:span text:style-name="T93">dle/</text:span><text:span text:style-name="T96">)</text:span><text:span text:style-name="T97">c</text:span><text:span text:style-name="T94">hecking</text:span><text:span text:style-name="T93"> directions</text:span></text:p>
      <text:p text:style-name="P27"><text:span text:style-name="T211"><text:tab/></text:span><text:span text:style-name="T31">8 </text:span><text:span text:style-name="T70">run</text:span><text:span text:style-name="T31"> directions</text:span></text:p>
      <text:p text:style-name="P52"><text:span text:style-name="T148"><text:tab/></text:span><text:span text:style-name="T31">8 “</text:span><text:span text:style-name="T70">stop fighting”</text:span><text:span text:style-name="T31"> directions</text:span></text:p>
      <text:p text:style-name="P118"><text:tab/></text:p>
      <text:p text:style-name="P52"/>
      <text:p text:style-name="P32"><text:span text:style-name="T227"><text:tab/></text:span><text:span text:style-name="T155">Enem</text:span><text:span text:style-name="T160">y</text:span><text:span text:style-name="T155"> behavior</text:span><text:span text:style-name="T160">s</text:span><text:span text:style-name="T155">:</text:span></text:p>
      <text:p text:style-name="P109"/>
      <text:p text:style-name="P54"><text:soft-page-break/><text:span text:style-name="T148"><text:tab/></text:span><text:span text:style-name="T152">Followers </text:span><text:span text:style-name="T164">and stoppers and followers, etc.:</text:span></text:p>
      <text:p text:style-name="P54"/>
      <text:p text:style-name="P33"><text:span text:style-name="T227"><text:tab/><text:tab/></text:span><text:span text:style-name="T169">When kids are going “Idle” (let’s say their “default” animation), it will last 1 or 2 seconds.</text:span></text:p>
      <text:p text:style-name="P33"><text:span text:style-name="T236"><text:tab/><text:tab/>The t</text:span><text:span text:style-name="T169">eacher’s Check animation (her “default” animation) will last 3 to 5 seconds.</text:span></text:p>
      <text:p text:style-name="P33"/>
      <text:p text:style-name="P63"><text:span text:style-name="T21"><text:tab/><text:tab/>Throwing </text:span><text:span text:style-name="T27">B</text:span><text:span text:style-name="T21">ooger </text:span><text:span text:style-name="T27">K</text:span><text:span text:style-name="T21">ids </text:span><text:span text:style-name="T244">(run randomly then stop then resume… Until they detect the Alien and then follow him to throw projectile at him </text:span><text:span text:style-name="T253">but stay in range</text:span><text:span text:style-name="T244">). </text:span><text:span text:style-name="T265">They throw up to </text:span><text:span text:style-name="T270">3</text:span><text:span text:style-name="T265"> boogers until going away for 3 seconds.</text:span></text:p>
      <text:p text:style-name="P63"><text:span text:style-name="T21"><text:tab/><text:tab/>Spitting </text:span><text:span text:style-name="T27">K</text:span><text:span text:style-name="T21">ids </text:span><text:span text:style-name="T244">(run randomly then stop then resume… Until they detect the Alien and then follow him to throw projectile at him </text:span><text:span text:style-name="T253">but stay in range</text:span><text:span text:style-name="T244">). </text:span><text:span text:style-name="T265">When the Alien’s hit </text:span><text:span text:style-name="T270">3 times</text:span><text:span text:style-name="T265">, they go away for 3 seconds.</text:span></text:p>
      <text:p text:style-name="P62"><text:span text:style-name="T21"><text:tab/></text:span><text:span text:style-name="T200">Followers:</text:span></text:p>
      <text:p text:style-name="P62"><text:span text:style-name="T21"><text:tab/><text:tab/>Kids </text:span><text:span text:style-name="T27">W</text:span><text:span text:style-name="T21">ith </text:span><text:span text:style-name="T27">S</text:span><text:span text:style-name="T21">ticks </text:span><text:span text:style-name="T244">(run randomly then stop then resume… Until they detect the Alien and then follow him to </text:span><text:span text:style-name="T253">beat the hell out of him</text:span><text:span text:style-name="T244">). </text:span><text:span text:style-name="T265">They never stop attacking if the Alien is at reach. If not, they try to reach him.</text:span></text:p>
      <text:p text:style-name="P62"/>
      <text:p text:style-name="P62"><text:span text:style-name="T28"><text:tab/></text:span><text:span text:style-name="T160">Somewhat r</text:span><text:span text:style-name="T163">andom</text:span><text:span text:style-name="T155">:</text:span></text:p>
      <text:p text:style-name="P62"><text:span text:style-name="T200"><text:tab/><text:tab/></text:span><text:span text:style-name="T27">Vomiting </text:span><text:span text:style-name="T28">K</text:span><text:span text:style-name="T27">ids </text:span><text:span text:style-name="T244">(</text:span><text:span text:style-name="T253">run</text:span><text:span text:style-name="T244"> randomly then stop to vomit then resume </text:span><text:span text:style-name="T253">but stay in range </text:span><text:span text:style-name="T269">but 50% of the time will run then go Idle, then resume...</text:span><text:span text:style-name="T244">). </text:span><text:span text:style-name="T265">They never commit in long or short range attacks.</text:span></text:p>
      <text:p text:style-name="P64"><text:span text:style-name="T27"><text:tab/><text:tab/></text:span><text:span text:style-name="T68">Crying Kids</text:span><text:span text:style-name="T245"> </text:span><text:span text:style-name="T244">(run randomly then stop to cry </text:span><text:span text:style-name="T246">for </text:span><text:span text:style-name="T265">3</text:span><text:span text:style-name="T246"> seconds </text:span><text:span text:style-name="T265">then</text:span><text:span text:style-name="T244"> resume… Until the Alien is detected and then </text:span><text:span text:style-name="T265">they </text:span><text:span text:style-name="T244">try to reach him for a good kicking session.</text:span><text:span text:style-name="T266"> </text:span><text:span text:style-name="T265">They </text:span><text:span text:style-name="T266">go away only after hitting the Alien </text:span><text:span text:style-name="T267">3</text:span><text:span text:style-name="T266"> times </text:span><text:span text:style-name="T265">then resume.</text:span></text:p>
      <text:p text:style-name="P65"><text:span text:style-name="T27"><text:tab/></text:span><text:span text:style-name="T214"><text:tab/></text:span><text:span text:style-name="T22">T</text:span><text:span text:style-name="T31">eacher</text:span><text:span text:style-name="T198"> </text:span><text:span text:style-name="T244">(</text:span><text:span text:style-name="T268">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text:span><text:span text:style-name="T270">s</text:span><text:span text:style-name="T268"> not affected by the Alien Collision collider </text:span><text:span text:style-name="T317">(nor </text:span><text:span text:style-name="T318">kids’ Collisions Colliders?</text:span><text:span text:style-name="T317">)</text:span><text:span text:style-name="T268">. When the Alien quits her “Alien Detection Collider” (in the No animation) or after </text:span><text:span text:style-name="T270">at least</text:span><text:span text:style-name="T268"> 4 seconds, she tries to resume her action: she runs towards a point in front of the Alien, etc. </text:span><text:span text:style-name="T269">If she can’t </text:span><text:span text:style-name="T270">find</text:span><text:span text:style-name="T269"> him within </text:span><text:span text:style-name="T270">5</text:span><text:span text:style-name="T269"> seconds, then she’ll leave for some other place in the Kindergarten. </text:span><text:span text:style-name="T268">If the Alien dies (only when his power is “Second Life” otherwise we never see him die in game), then she starts running somewhere else to look around...</text:span><text:span text:style-name="T253"> </text:span><text:span text:style-name="T247">– </text:span><text:span text:style-name="T387">(see </text:span><text:span text:style-name="T388">*1 </text:span><text:span text:style-name="T387">above)</text:span><text:span text:style-name="T244">)</text:span></text:p>
      <text:p text:style-name="P91"/>
      <text:p text:style-name="P91"/>
      <text:p text:style-name="P67"><text:soft-page-break/><text:tab/><text:span text:style-name="T367">The </text:span><text:span text:style-name="T82">game starts</text:span><text:span text:style-name="T367"> with </text:span><text:span text:style-name="T82">1 </text:span><text:span text:style-name="T83">T</text:span><text:span text:style-name="T82">eacher</text:span><text:span text:style-name="T240"> </text:span><text:span text:style-name="T241">(only 1 per game)</text:span><text:span text:style-name="T367">, </text:span><text:span text:style-name="T82">1 </text:span><text:span text:style-name="T83">C</text:span><text:span text:style-name="T82">rying </text:span><text:span text:style-name="T83">K</text:span><text:span text:style-name="T82">id</text:span><text:span text:style-name="T367">, </text:span><text:span text:style-name="T82">1 </text:span><text:span text:style-name="T83">V</text:span><text:span text:style-name="T82">omiting </text:span><text:span text:style-name="T83">K</text:span><text:span text:style-name="T82">id</text:span><text:span text:style-name="T367">, </text:span><text:span text:style-name="T83">1</text:span><text:span text:style-name="T82"> </text:span><text:span text:style-name="T83">T</text:span><text:span text:style-name="T82">hrowing </text:span><text:span text:style-name="T83">B</text:span><text:span text:style-name="T82">ooger </text:span><text:span text:style-name="T83">K</text:span><text:span text:style-name="T82">id</text:span><text:span text:style-name="T367">, </text:span><text:span text:style-name="T83">3</text:span><text:span text:style-name="T82"> </text:span><text:span text:style-name="T83">K</text:span><text:span text:style-name="T82">ids with </text:span><text:span text:style-name="T83">S</text:span><text:span text:style-name="T82">tick</text:span><text:span text:style-name="T367"> and </text:span><text:span text:style-name="T83">2</text:span><text:span text:style-name="T82"> </text:span><text:span text:style-name="T83">S</text:span><text:span text:style-name="T82">pitting </text:span><text:span text:style-name="T83">K</text:span><text:span text:style-name="T82">id</text:span><text:span text:style-name="T240"> </text:span><text:span text:style-name="T170">all</text:span><text:span text:style-name="T171"> </text:span><text:span text:style-name="T172">playing Idle animation</text:span><text:span text:style-name="T271"> </text:span><text:span text:style-name="T253">spawning randomly on the map</text:span><text:span text:style-name="T122"> from spawning points</text:span><text:span text:style-name="T123"> </text:span><text:span text:style-name="T122">defined before hands too.</text:span></text:p>
      <text:p text:style-name="P61"/>
      <text:p text:style-name="P66"><text:tab/><text:span text:style-name="T103">After 5 seconds of game, e</text:span><text:span text:style-name="T82">very </text:span><text:span text:style-name="T129">2</text:span><text:span text:style-name="T82"> seconds 1 kid </text:span><text:span text:style-name="T90">spawns </text:span><text:span text:style-name="T91">in the field </text:span><text:span text:style-name="T90">(</text:span><text:span text:style-name="T124">off-camera</text:span><text:span text:style-name="T90">). </text:span><text:span text:style-name="T57">It doesn’t apply when the Alien dies and until he revives after using Second Life talent</text:span><text:span text:style-name="T367">:</text:span></text:p>
      <text:p text:style-name="P61"/>
      <text:p text:style-name="P61"><text:tab/><text:span text:style-name="T286">Chances of spawning:</text:span></text:p>
      <text:p text:style-name="P61"><text:tab/><text:tab/><text:span text:style-name="T368">Spitting Kid: </text:span><text:span text:style-name="T11">25</text:span><text:span text:style-name="T12">%</text:span></text:p>
      <text:p text:style-name="P61"><text:tab/><text:tab/><text:span text:style-name="T368">Kid with Stick: </text:span><text:span text:style-name="T11">3</text:span><text:span text:style-name="T12">0%</text:span></text:p>
      <text:p text:style-name="P61"><text:tab/><text:tab/><text:span text:style-name="T367">Throwing Booger Kid: </text:span><text:span text:style-name="T83">1</text:span><text:span text:style-name="T118">9</text:span><text:span text:style-name="T83">%</text:span></text:p>
      <text:p text:style-name="P61"><text:span text:style-name="T367"><text:tab/><text:tab/>Crying Kid: </text:span><text:span text:style-name="T83">1</text:span><text:span text:style-name="T118">3</text:span><text:span text:style-name="T83">%</text:span></text:p>
      <text:p text:style-name="P61"><text:span text:style-name="T367"><text:tab/><text:tab/>Vomiting Kid: </text:span><text:span text:style-name="T83">1</text:span><text:span text:style-name="T118">3</text:span><text:span text:style-name="T83">%</text:span></text:p>
      <text:p text:style-name="P61"/>
      <text:p text:style-name="P97"><text:span text:style-name="T83"><text:tab/></text:span><text:span text:style-name="T62">Kids</text:span><text:span text:style-name="T74"> </text:span><text:span text:style-name="T92">are</text:span><text:span text:style-name="T80"> running </text:span><text:span text:style-name="T92">randomly </text:span><text:span text:style-name="T80">until they detect the Alien (or another kid and are able to wave at each other)</text:span><text:span text:style-name="T68">. </text:span><text:span text:style-name="T118">They stop waving at each other after 3 seconds then resume… <text:s/></text:span></text:p>
      <text:p text:style-name="P95"/>
      <text:p text:style-name="P96"><text:span text:style-name="T355"><text:tab/></text:span><text:span text:style-name="T80">Kids don’t wave while fighting.</text:span></text:p>
      <text:p text:style-name="P96"/>
      <text:p text:style-name="P96"><text:span text:style-name="T80"><text:tab/></text:span><text:span text:style-name="T121">The Spilling_Vomit (Vomit.tscn) starts at 3</text:span><text:span text:style-name="T146">rd</text:span><text:span text:style-name="T121"> frame of VOMITO’s Spilling_Vomit animation and located where the Point_of_vomit_spawn (Position2D node in the VOMITO.tscn scene) is in the world space (!).</text:span></text:p>
      <text:p text:style-name="P92"/>
      <text:p text:style-name="P98"><text:tab/><text:span text:style-name="T63">Kids </text:span><text:span text:style-name="T128">(5 - no specific unit of length) </text:span><text:span text:style-name="T63">are slower than </text:span><text:span text:style-name="T71">the </text:span><text:span text:style-name="T63">Alien </text:span><text:span text:style-name="T128">(7.5 - no specific unit of length)</text:span><text:span text:style-name="T329"> and </text:span><text:span text:style-name="T352">the </text:span><text:span text:style-name="T63">teacher </text:span><text:span text:style-name="T128">(10 - no specific unit of length)</text:span><text:span text:style-name="T63"> </text:span><text:span text:style-name="T71">is</text:span><text:span text:style-name="T63"> faster than </text:span><text:span text:style-name="T71">the </text:span><text:span text:style-name="T63">Alien</text:span><text:span text:style-name="T145">.</text:span></text:p>
      <text:p text:style-name="P92"/>
      <text:p text:style-name="P94"><text:tab/><text:span text:style-name="T356">Just in case it wasn’t obvious, </text:span><text:span text:style-name="T74">spit</text:span><text:span text:style-name="T75">s</text:span><text:span text:style-name="T74">, vomit </text:span><text:span text:style-name="T75">puddles </text:span><text:span text:style-name="T74">and boogers don’t affect kids </text:span><text:span text:style-name="T75">and teacher</text:span><text:span text:style-name="T74">!</text:span></text:p>
      <text:p text:style-name="P94"/>
      <text:p text:style-name="P94"><text:span text:style-name="T310"><text:tab/></text:span><text:span text:style-name="T389">K</text:span><text:span text:style-name="T390">ids </text:span><text:span text:style-name="T389">and teacher avoid</text:span><text:span text:style-name="T390"> vomit puddles </text:span><text:span text:style-name="T391">nonetheless (in order to avoid issues with vomiting kid</text:span><text:span text:style-name="T392">s</text:span><text:span text:style-name="T391"> vomiting on </text:span><text:span text:style-name="T392">their</text:span><text:span text:style-name="T391"> own feet or others’ (except the Alien), we’ll have to disable their vomit colliders when </text:span><text:span text:style-name="T392">they</text:span><text:span text:style-name="T391">’</text:span><text:span text:style-name="T392">re</text:span><text:span text:style-name="T391"> vomiting and until they leave the vomit spill)</text:span><text:span text:style-name="T390">.</text:span></text:p>
      <text:p text:style-name="P102"/>
      <text:p text:style-name="P102"><text:tab/><text:span text:style-name="T285">What follows could very be more or less obsolete by the time the project really starts.</text:span></text:p>
      <text:p text:style-name="P102"/>
      <text:p text:style-name="P127"><text:tab/>Kids with Sticks have 4 colliders:</text:p>
      <text:p text:style-name="P100"><text:span text:style-name="T87"><text:tab/><text:tab/></text:span><text:span text:style-name="T74">1 obstacle collider</text:span><text:span text:style-name="T356"> (for background, vomit, </text:span><text:span text:style-name="T369">other </text:span><text:span text:style-name="T356">kids, teacher and Alien).</text:span></text:p>
      <text:p text:style-name="P100"><text:soft-page-break/><text:tab/><text:tab/><text:span text:style-name="T74">1 Alien detection collider</text:span><text:span text:style-name="T356">.</text:span></text:p>
      <text:p text:style-name="P100"><text:tab/><text:tab/><text:span text:style-name="T74">1 waving collider</text:span><text:span text:style-name="T356">.</text:span></text:p>
      <text:p text:style-name="P100"><text:tab/><text:tab/><text:span text:style-name="T87">1 attack collider</text:span><text:span text:style-name="T394">.</text:span></text:p>
      <text:p text:style-name="P100"/>
      <text:p text:style-name="P100"><text:span text:style-name="T394"><text:tab/></text:span><text:span text:style-name="T87">Spitting Kids have “4” colliders:</text:span></text:p>
      <text:p text:style-name="P100"><text:span text:style-name="T87"><text:tab/><text:tab/></text:span><text:span text:style-name="T74">1 obstacle collider</text:span><text:span text:style-name="T356"> (for background, vomit, </text:span><text:span text:style-name="T369">other </text:span><text:span text:style-name="T356">kids, teacher and Alien).</text:span></text:p>
      <text:p text:style-name="P100"><text:tab/><text:tab/><text:span text:style-name="T74">1 Alien detection collider</text:span><text:span text:style-name="T356">.</text:span></text:p>
      <text:p text:style-name="P100"><text:tab/><text:tab/><text:span text:style-name="T74">1 waving collider</text:span><text:span text:style-name="T356">.</text:span></text:p>
      <text:p text:style-name="P100"><text:span text:style-name="T394"><text:tab/><text:tab/></text:span><text:span text:style-name="T87">“</text:span><text:span text:style-name="T120">1”</text:span><text:span text:style-name="T87"> emitter point for their projectiles</text:span><text:span text:style-name="T394">.</text:span></text:p>
      <text:p text:style-name="P100"/>
      <text:p text:style-name="P100"><text:tab/><text:span text:style-name="T87">Throwing Booger Kids have “4” colliders:</text:span></text:p>
      <text:p text:style-name="P100"><text:span text:style-name="T87"><text:tab/><text:tab/></text:span><text:span text:style-name="T74">1 obstacle collider</text:span><text:span text:style-name="T356"> (for background, vomit, </text:span><text:span text:style-name="T369">other </text:span><text:span text:style-name="T356">kids, teacher and Alien).</text:span></text:p>
      <text:p text:style-name="P100"><text:tab/><text:tab/><text:span text:style-name="T74">1 Alien detection collider</text:span><text:span text:style-name="T356">.</text:span></text:p>
      <text:p text:style-name="P100"><text:tab/><text:tab/><text:span text:style-name="T74">1 waving collider</text:span><text:span text:style-name="T356">.</text:span></text:p>
      <text:p text:style-name="P103"><text:span text:style-name="T394"><text:tab/><text:tab/></text:span><text:span text:style-name="T87">“</text:span><text:span text:style-name="T120">1”</text:span><text:span text:style-name="T87"> emitter point for their projectiles</text:span><text:span text:style-name="T394">.</text:span></text:p>
      <text:p text:style-name="P100"/>
      <text:p text:style-name="P101"><text:tab/><text:span text:style-name="T88">Vomiting</text:span><text:span text:style-name="T87"> Kids have </text:span><text:span text:style-name="T126">“</text:span><text:span text:style-name="T127">4”</text:span><text:span text:style-name="T87"> colliders:</text:span></text:p>
      <text:p text:style-name="P101"><text:span text:style-name="T87"><text:tab/><text:tab/></text:span><text:span text:style-name="T74">1 obstacle collider</text:span><text:span text:style-name="T356"> (for background, vomit, </text:span><text:span text:style-name="T369">other </text:span><text:span text:style-name="T356">kids, teacher and Alien).</text:span></text:p>
      <text:p text:style-name="P101"><text:tab/><text:tab/><text:span text:style-name="T88">1</text:span><text:span text:style-name="T78"> collider</text:span><text:span text:style-name="T365"> to </text:span><text:span text:style-name="T78">never unleash a vomit puddle that intersects with the background </text:span><text:span text:style-name="T86">colliders </text:span><text:span text:style-name="T125">or another vomit puddle</text:span><text:span text:style-name="T394">.</text:span></text:p>
      <text:p text:style-name="P104"><text:tab/><text:tab/><text:span text:style-name="T74">1 waving collider</text:span><text:span text:style-name="T356">.</text:span></text:p>
      <text:p text:style-name="P105"><text:tab/><text:tab/><text:span text:style-name="T87">“</text:span><text:span text:style-name="T120">1”</text:span><text:span text:style-name="T87"> emitter point for their projectiles</text:span><text:span text:style-name="T394">.</text:span></text:p>
      <text:p text:style-name="P101"/>
      <text:p text:style-name="P101"><text:span text:style-name="T394"><text:tab/></text:span><text:span text:style-name="T88">Crying</text:span><text:span text:style-name="T87"> Kids have </text:span><text:span text:style-name="T103">4</text:span><text:span text:style-name="T88"> </text:span><text:span text:style-name="T87">colliders:</text:span></text:p>
      <text:p text:style-name="P101"><text:span text:style-name="T87"><text:tab/><text:tab/></text:span><text:span text:style-name="T74">1 obstacle collider</text:span><text:span text:style-name="T356"> (for background, vomit, </text:span><text:span text:style-name="T369">other </text:span><text:span text:style-name="T356">kids, teacher and Alien).</text:span></text:p>
      <text:p text:style-name="P101"><text:tab/><text:tab/><text:span text:style-name="T88">1 c</text:span><text:span text:style-name="T78">ollider to detect if they are close enough to the Alien to start kicking him.</text:span></text:p>
      <text:p text:style-name="P101"><text:tab/><text:tab/><text:span text:style-name="T74">1 waving collider</text:span><text:span text:style-name="T356">.</text:span></text:p>
      <text:p text:style-name="P101"><text:span text:style-name="T394"><text:tab/><text:tab/></text:span><text:span text:style-name="T88">1 attack </text:span><text:span text:style-name="T86">collider</text:span><text:span text:style-name="T394">.</text:span></text:p>
      <text:p text:style-name="P93"/>
      <text:p text:style-name="P93"><text:tab/><text:span text:style-name="T75">The </text:span><text:span text:style-name="T89">T</text:span><text:span text:style-name="T75">eacher has 2 colliders:</text:span></text:p>
      <text:p text:style-name="P94"><text:tab/><text:tab/><text:span text:style-name="T74">1 obstacle collider</text:span><text:span text:style-name="T356"> (for background, vomit, kids and the Alien).</text:span></text:p>
      <text:p text:style-name="P94"><text:span text:style-name="T356"><text:tab/><text:tab/></text:span><text:span text:style-name="T74">1 </text:span><text:span text:style-name="T120">Alien</text:span><text:span text:style-name="T76"> </text:span><text:span text:style-name="T74">detection collider </text:span><text:span text:style-name="T86">(!)</text:span><text:span text:style-name="T356">.</text:span></text:p>
      <text:p text:style-name="P94"/>
      <text:p text:style-name="P94"><text:tab/><text:span text:style-name="T75">The </text:span><text:span text:style-name="T89">A</text:span><text:span text:style-name="T75">lien has 2 colliders:</text:span></text:p>
      <text:p text:style-name="P94"><text:tab/><text:tab/><text:span text:style-name="T75">1 obstacle collider</text:span><text:span text:style-name="T74"> </text:span><text:span text:style-name="T356">(for background, kids </text:span><text:span text:style-name="T357">and</text:span><text:span text:style-name="T356"> the teacher). </text:span><text:span text:style-name="T58">Also used by the Teacher to run toward the Alien</text:span><text:span text:style-name="T441">.</text:span></text:p>
      <text:p text:style-name="P94"><text:tab/><text:tab/><text:span text:style-name="T75">1 “get hit” collider</text:span><text:span text:style-name="T357">.</text:span></text:p>
      <text:p text:style-name="P94"><text:soft-page-break/></text:p>
      <text:p text:style-name="P94"><text:tab/><text:span text:style-name="T101">When a projectile hits the Alien, the projectile</text:span><text:span text:style-name="T103"> </text:span><text:span text:style-name="T101">flas</text:span><text:span text:style-name="T103">h</text:span><text:span text:style-name="T106">es</text:span><text:span text:style-name="T101"> white </text:span><text:span text:style-name="T118">at contact </text:span><text:span text:style-name="T101">then disappear</text:span><text:span text:style-name="T103">s</text:span><text:span text:style-name="T405">.</text:span></text:p>
      <text:p text:style-name="P94"/>
      <text:p text:style-name="P10">About screen shaders</text:p>
      <text:p text:style-name="P13"/>
      <text:p text:style-name="P75"><text:tab/><text:span text:style-name="T117">The game starts with </text:span><text:span text:style-name="T116">a random Game_Overlay</text:span><text:span text:style-name="T431"> (without launching animations)</text:span><text:span text:style-name="T408">.</text:span></text:p>
      <text:p text:style-name="P76"><text:span text:style-name="T408"><text:tab/></text:span><text:span text:style-name="T54">We always have CRT_Overlay.tscn on top of everything.</text:span></text:p>
      <text:p text:style-name="P78"><text:tab/>Death.tscn hits without any transition and the Game_Overlay used gets back to its default value (otherwise we won’t be able to read).</text:p>
      <text:p text:style-name="P75"><text:tab/><text:span text:style-name="T409">No</text:span><text:span text:style-name="T408"> transition between menu screens. </text:span><text:span text:style-name="T385">Well, now there is to please Geoff (and I don’t mind at all). ;-</text:span><text:span text:style-name="T386">)</text:span></text:p>
      <text:p text:style-name="P75"/>
      <text:p text:style-name="P75"/>
      <text:p text:style-name="P75"><text:tab/><text:span text:style-name="T110">Now game overlay scenes incorporate AnimationPlayers so no code is needed </text:span><text:span text:style-name="T55">except</text:span><text:span text:style-name="T110"> for Game_overlay_1.tscn as we have to randomly choose if Aberration, Brightness, Saturation and Contrast go toward positive or negative values.</text:span><text:span text:style-name="T48"/></text:p>
      <text:p text:style-name="P77"/>
      <text:p text:style-name="P75"><text:tab/><text:span text:style-name="T347">NOTE: a</text:span><text:span text:style-name="T348">s it is, the transition scene doesn’t cross fades between two playing scenes but between a screenshot of the active scene that will replace the scene and the following scene. That’s not “</text:span><text:span text:style-name="T349">perfect”</text:span><text:span text:style-name="T348"> (I don’t know how to cross fade between t</text:span><text:span text:style-name="T347">w</text:span><text:span text:style-name="T348">o “active scenes”. Is there </text:span><text:span text:style-name="T349">even </text:span><text:span text:style-name="T348">a way to do that without asking too much to the GPU?</text:span></text:p>
      <text:p text:style-name="P14"/>
      <text:p text:style-name="P14"/>
      <text:p text:style-name="P14"/>
      <text:p text:style-name="P14"/>
      <text:p text:style-name="P14"/>
      <text:p text:style-name="P133">/ <text:span text:style-name="T443">VERY </text:span><text:span text:style-name="T442">IMPORTANT NOTE \</text:span></text:p>
      <text:p text:style-name="P130"/>
      <text:p text:style-name="P131">Some AnimationPlayers (or eventually other nodes, I can’t remember) have notes In the Inspector, under Node in the Editor Description area. So for instance, the Alien has a note about the fact that when the Alien is running in a vomit puddle, we should use the audio track with wet footsteps instead of “normal” ones in his AnimationPlayer.</text:p>
      <text:p text:style-name="P131"/>
      <text:p text:style-name="P132">Notes can also be found on Sprite nodes (same place in the Inspector…)!</text:p>
      <text:p text:style-name="P9">“Script” of a game</text:p>
      <text:p text:style-name="P79"/>
      <text:p text:style-name="P82"><text:tab/>Contrary to what you can hear in the “demo”, the music <text:span text:style-name="T424">shouldn’t</text:span> be interrupted by changing menu screens. <text:span text:style-name="T424">The same music (MENUS.wav) plays until the game itself.</text:span></text:p>
      <text:p text:style-name="P79"/>
      <text:p text:style-name="P83"><text:tab/><text:span text:style-name="T407">When starting </text:span><text:span text:style-name="T409">a </text:span><text:span text:style-name="T407">game (using </text:span><text:span text:style-name="T409">the </text:span><text:span text:style-name="T407">Beam me down, Gudrun! Button), we’ll use the transition screen to go to the game itself. Music will cross fade from music of the menus to the game music </text:span><text:span text:style-name="T409">while the transition screen plays</text:span><text:span text:style-name="T407"> (starting with INTRO_GAME.wav music then pl</text:span><text:span text:style-name="T432">a</text:span><text:span text:style-name="T407">ying the INGAME.wav music in loop).</text:span></text:p>
      <text:p text:style-name="P79"/>
      <text:p text:style-name="P79"><text:tab/><text:span text:style-name="T407">Death screen will hit without any transition. When hitting the A button on this screen we’ll use the transition screen again and cross fading music from here </text:span><text:span text:style-name="T408">back </text:span><text:span text:style-name="T407">to the game (just as described above) </text:span><text:span text:style-name="T432">with the same Game_overlay</text:span><text:span text:style-name="T407">. </text:span><text:span text:style-name="T433">Any other button will bring back the Menu scene (Menu.tscn) </text:span><text:span text:style-name="T434">with</text:span><text:span text:style-name="T435">out</text:span><text:span text:style-name="T434"> the transition </text:span><text:span text:style-name="T435">in order to change the game overlay!</text:span></text:p>
      <text:p text:style-name="P79"/>
      <text:p text:style-name="P11">About Menus <text:span text:style-name="T421">(and hidden talent</text:span><text:span text:style-name="T431">s</text:span><text:span text:style-name="T421">)</text:span></text:p>
      <text:p text:style-name="P80"/>
      <text:p text:style-name="P80"><text:tab/><text:span text:style-name="T416">After going one time to the </text:span><text:span text:style-name="T108">Credits.tscn</text:span><text:span text:style-name="T416"> </text:span><text:span text:style-name="T421">and </text:span><text:span text:style-name="T419">back</text:span><text:span text:style-name="T416"> to the previous menu (Menu.tscn)</text:span><text:span text:style-name="T419"> </text:span><text:span text:style-name="T416">then appears the new </text:span><text:span text:style-name="T108">(x)</text:span><text:span text:style-name="T416"> option that allows the player to access the Dialogue.tscn.</text:span></text:p>
      <text:p text:style-name="P84"/>
      <text:p text:style-name="P80"/>
      <text:p text:style-name="P48"><text:span text:style-name="T46">CONDITION to UNLOCK </text:span><text:span text:style-name="T49">Zufällig</text:span><text:span text:style-name="T46">:</text:span></text:p>
      <text:p text:style-name="P120"/>
      <text:p text:style-name="P88"><text:span text:style-name="T292"><text:tab/></text:span><text:span text:style-name="T228">Watching</text:span><text:span text:style-name="T95"> Dialogue.tscn </text:span><text:span text:style-name="T47">entirely</text:span><text:span text:style-name="T215">.</text:span></text:p>
      <text:p text:style-name="P88"/>
      <text:p text:style-name="P88"/>
      <text:p text:style-name="P129"><text:span text:style-name="T430">You </text:span>just <text:span text:style-name="T430">can’t unlock these </text:span>before<text:span text:style-name="T430"> unlocking Zufällig:</text:span></text:p>
      <text:p text:style-name="P106">When a talent is unlocked AND the player’s still in game playing, then we hear the “Talent unlocked” bell ring <text:span text:style-name="T440">(through AMBIENCE Audio Bus)</text:span>.</text:p>
      <text:p text:style-name="P88"/>
      <text:p text:style-name="P88"/>
      <text:p text:style-name="P48"><text:span text:style-name="T46">CONDITIONS to UNLOCK </text:span><text:span text:style-name="T50">Kotzsicher</text:span><text:span text:style-name="T46">:</text:span></text:p>
      <text:p text:style-name="P121"/>
      <text:p text:style-name="P85"><text:span text:style-name="T215"><text:tab/></text:span><text:span text:style-name="T229">Dying after </text:span><text:span text:style-name="T230">15</text:span><text:span text:style-name="T229"> seconds.</text:span></text:p>
      <text:p text:style-name="P85"/>
      <text:p text:style-name="P49"><text:span text:style-name="T46">CONDITIONS to UNLOCK </text:span><text:span text:style-name="T51">Bullet time</text:span><text:span text:style-name="T46">:</text:span></text:p>
      <text:p text:style-name="P124"/>
      <text:p text:style-name="P87"><text:span text:style-name="T215"><text:tab/></text:span><text:span text:style-name="T229">Dying after </text:span><text:span text:style-name="T232">30</text:span><text:span text:style-name="T229"> seconds.</text:span></text:p>
      <text:p text:style-name="P85"/>
      <text:p text:style-name="P48"><text:span text:style-name="T46">CONDITIONS to UNLOCK </text:span><text:span text:style-name="T52">Geist</text:span><text:span text:style-name="T46">:</text:span></text:p>
      <text:p text:style-name="P122"/>
      <text:p text:style-name="P85"><text:span text:style-name="T215"><text:tab/></text:span><text:span text:style-name="T229">Dying after </text:span><text:span text:style-name="T232">45</text:span><text:span text:style-name="T229"> seconds.</text:span></text:p>
      <text:p text:style-name="P86"/>
      <text:p text:style-name="P48"><text:span text:style-name="T46">CONDITIONS to UNLOCK</text:span><text:span text:style-name="T53"> Der Techniker</text:span><text:span text:style-name="T46">:</text:span></text:p>
      <text:p text:style-name="P123"/>
      <text:p text:style-name="P89"><text:span text:style-name="T215"><text:tab/></text:span><text:span text:style-name="T229">Dying after </text:span><text:span text:style-name="T231">60</text:span><text:span text:style-name="T229"> seconds.</text:span></text:p>
      <text:p text:style-name="P89"/>
      <text:p text:style-name="P139"><text:span text:style-name="T325">CONDITIONS to UNLOCK</text:span><text:span text:style-name="T326"> </text:span><text:span text:style-name="T327">Rücklauf</text:span></text:p>
      <text:p text:style-name="P140"><text:span text:style-name="T289">(if validated, we’ll exchange the list position with Der Techniker</text:span><text:span text:style-name="T290">:</text:span></text:p>
      <text:p text:style-name="P125"/>
      <text:p text:style-name="P90"><text:span text:style-name="T215"><text:tab/></text:span><text:span text:style-name="T229">Dying after </text:span><text:span text:style-name="T231">6</text:span><text:span text:style-name="T234">5</text:span><text:span text:style-name="T229"> seconds </text:span><text:span text:style-name="T237">(it could very possibly be almost impossible to achieve)</text:span><text:span text:style-name="T229">!</text:span></text:p>
      <text:p text:style-name="P8">Shaders</text:p>
      <text:p text:style-name="P16"/>
      <text:p text:style-name="P18"><text:tab/><text:span text:style-name="T138">The top overlay is CRT_Overla</text:span><text:span text:style-name="T144">y</text:span><text:span text:style-name="T138">.tscn and is always on!</text:span></text:p>
      <text:p text:style-name="P18"/>
      <text:p text:style-name="P18"><text:tab/><text:span text:style-name="T176">The game overlay </text:span><text:span text:style-name="T397">(</text:span><text:span text:style-name="T396">Game_Overlay_1</text:span><text:span text:style-name="T397">(</text:span><text:span text:style-name="T396">or 2 or 3 </text:span><text:span text:style-name="T399">or 4</text:span><text:span text:style-name="T397">)</text:span><text:span text:style-name="T396">.</text:span><text:span text:style-name="T397">tscn</text:span><text:span text:style-name="T396">)</text:span><text:span text:style-name="T176"> is </text:span><text:span text:style-name="T14">randomly</text:span><text:span text:style-name="T176"> selected </text:span><text:span text:style-name="T216">before the Title screen.</text:span><text:span text:style-name="T219"> Another one is eventually also </text:span><text:span text:style-name="T116">randomly</text:span><text:span text:style-name="T219"> selected just </text:span><text:span text:style-name="T216">before going back to Menu.tscn </text:span><text:span text:style-name="T217">(without transition screen)</text:span><text:span text:style-name="T216"> </text:span><text:span text:style-name="T217">after dying in game</text:span><text:span text:style-name="T219">. </text:span><text:span text:style-name="T116">Game overlay animations don’t start until the “real” game starts</text:span><text:span text:style-name="T196"> (after the teleportation of the Alien)…</text:span></text:p>
      <text:p text:style-name="P18"/>
      <text:p text:style-name="P19"><text:span text:style-name="T176"><text:tab/></text:span><text:span text:style-name="T189">If time comes, </text:span><text:span text:style-name="T398">Shutdown_Overlay.tscn</text:span><text:span text:style-name="T189"> is inserted </text:span><text:span text:style-name="T98">between</text:span><text:span text:style-name="T189"> the </text:span><text:span text:style-name="T98">game</text:span><text:span text:style-name="T189"> and </text:span><text:span text:style-name="T396">Game_Overlay_1</text:span><text:span text:style-name="T397">(</text:span><text:span text:style-name="T396">or 2 or 3 </text:span><text:span text:style-name="T399">or 4</text:span><text:span text:style-name="T397">)</text:span><text:span text:style-name="T396">.</text:span><text:span text:style-name="T397">tscn</text:span><text:span text:style-name="T188"> </text:span><text:span text:style-name="T99">AND </text:span><text:span text:style-name="T100">shader </text:span><text:span text:style-name="T99">values </text:span><text:span text:style-name="T119">of the game overlay </text:span><text:span text:style-name="T99">are reset instantly</text:span><text:span text:style-name="T190">. </text:span><text:span text:style-name="T192">Of course, that will depend on how the project is handled in Godot.</text:span></text:p>
      <text:p text:style-name="P12">Dialogue scene</text:p>
      <text:p text:style-name="P17"/>
      <text:p text:style-name="P81"><text:span text:style-name="T418"><text:tab/></text:span><text:span text:style-name="T288">Here’s the text in the Dialogue scene</text:span><text:span text:style-name="T418">, </text:span><text:span text:style-name="T420">(</text:span><text:span text:style-name="T423">heavily</text:span><text:span text:style-name="T420">) inspired by Alexandre Astier’s </text:span><text:span text:style-name="T436">dialogues in </text:span><text:span text:style-name="T420">Kaamelott</text:span><text:span text:style-name="T418">:</text:span></text:p>
      <text:p text:style-name="P81"/>
      <text:p text:style-name="P81"><text:span text:style-name="T261"><text:tab/>- Hail </text:span><text:span text:style-name="T258">Brünhild</text:span><text:span text:style-name="T261">!<text:line-break/><text:tab/>- Hail Hildegard, </text:span><text:span text:style-name="T259">O</text:span><text:span text:style-name="T261"> great </text:span><text:span text:style-name="T260">Tep</text:span><text:span text:style-name="T261">endicular of all!<text:line-break/><text:tab/>- </text:span><text:span text:style-name="T258">Brünhild</text:span><text:span text:style-name="T261">, we need you for a mission of the utmost importance this day, </text:span><text:span text:style-name="T259">O</text:span><text:span text:style-name="T261">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59">this</text:span><text:span text:style-name="T261"> planet is on the verge of extinction. We need to...<text:line-break/><text:tab/>- Say no more O Hildegard, I'm </text:span><text:span text:style-name="T258">going</text:span><text:span text:style-name="T261"> immediately!</text:span></text:p>
      <text:p text:style-name="P3">Options</text:p>
      <text:p text:style-name="P56"/>
      <text:p text:style-name="P71"><text:tab/><text:span text:style-name="T320">Adding 1</text:span><text:span text:style-name="T208"> </text:span><text:span text:style-name="T203">more </text:span><text:span text:style-name="T208">difficulty mode </text:span><text:span text:style-name="T201">to the normal one</text:span><text:span text:style-name="T208">: </text:span><text:span text:style-name="T156">Super Hyper Mega </text:span><text:span text:style-name="T157">Hardcore</text:span><text:span text:style-name="T208"> (more enemies moving and attacking quickly, nerfed Alien skills, slower Alien, </text:span><text:span text:style-name="T204">enemies dealing more damage</text:span><text:span text:style-name="T208">).</text:span></text:p>
      <text:p text:style-name="P70"><text:span text:style-name="T208"><text:tab/></text:span><text:span text:style-name="T209">Up to 4 </text:span><text:span text:style-name="T210">Alien</text:span><text:span text:style-name="T202">s</text:span><text:span text:style-name="T209"> simultaneously </text:span><text:span text:style-name="T212">(bigger map)</text:span><text:span text:style-name="T209">.</text:span></text:p>
      <text:p text:style-name="P72"><text:span text:style-name="T148"><text:tab/></text:span><text:span text:style-name="T201">O</text:span><text:span text:style-name="T148">nline mode.</text:span></text:p>
      <text:p text:style-name="P72"><text:span text:style-name="T174"><text:tab/></text:span><text:span text:style-name="T296">Adding new Alien</text:span><text:span text:style-name="T333">s</text:span><text:span text:style-name="T296"> would be great.</text:span></text:p>
      <text:p text:style-name="P74"><text:tab/>Adding new skillls.</text:p>
      <text:p text:style-name="P69"><text:tab/><text:span text:style-name="T296">Adding new </text:span>enemies<text:span text:style-name="T296"> </text:span><text:span text:style-name="T320">(with new behaviors) </text:span><text:span text:style-name="T296">would be great </text:span>too<text:span text:style-name="T296">.</text:span></text:p>
      <text:p text:style-name="P60"><text:tab/>With a lot of courage, new maps would also be added…</text:p>
      <text:p text:style-name="P6">What we borrowed from the world outside:</text:p>
      <text:p text:style-name="P7"/>
      <text:p text:style-name="P110"><text:span text:style-name="T358">Assets from </text:span><text:a xlink:type="simple" xlink:href="http://animallogic.com/alab/" text:style-name="Internet_20_link" text:visited-style-name="Visited_20_Internet_20_Link">Animallogic</text:a></text:p>
      <text:p text:style-name="P110"><text:span text:style-name="T359">Fonts</text:span><text:span text:style-name="T358"> from </text:span><text:a xlink:type="simple" xlink:href="http://www.iconian.com/" text:style-name="Internet_20_link" text:visited-style-name="Visited_20_Internet_20_Link">Iconian Fonts</text:a></text:p>
      <text:p text:style-name="P135"><text:span text:style-name="T184">Sound</text:span><text:span text:style-name="T185">s</text:span><text:span text:style-name="T184"> from </text:span><text:a xlink:type="simple" xlink:href="http://www.mixkit.co/" text:style-name="Internet_20_link" text:visited-style-name="Visited_20_Internet_20_Link"><text:span text:style-name="T336">Mixkit.co</text:span></text:a><text:span text:style-name="T193">, </text:span><text:a xlink:type="simple" xlink:href="http://freesound.org/" text:style-name="Internet_20_link" text:visited-style-name="Visited_20_Internet_20_Link"><text:span text:style-name="T336">Freesound.org</text:span></text:a><text:span text:style-name="T194">, </text:span><text:a xlink:type="simple" xlink:href="http://www.quicksounds.com/" text:style-name="Internet_20_link" text:visited-style-name="Visited_20_Internet_20_Link"><text:span text:style-name="T362">Quicksounds.com</text:span></text:a><text:span text:style-name="T362">, </text:span><text:a xlink:type="simple" xlink:href="http://www.freesoundslibrary.com/" text:style-name="Internet_20_link" text:visited-style-name="Visited_20_Internet_20_Link"><text:span text:style-name="T363">F</text:span><text:span text:style-name="T362">reesoundslibrary.com</text:span></text:a></text:p>
      <text:p text:style-name="P134"><text:span text:style-name="T182">Video shaders by </text:span><text:a xlink:type="simple" xlink:href="http://twitter.com/ahopness/" text:style-name="Internet_20_link" text:visited-style-name="Visited_20_Internet_20_Link"><text:span text:style-name="T336">Ahopness</text:span></text:a><text:span text:style-name="T182"> </text:span><text:span text:style-name="T183">(original shaders by: </text:span><text:span text:style-name="T242">Timothy Lottes, Keijiro, Ehj1, FMS_Cat),</text:span><text:span text:style-name="T181"> </text:span><text:a xlink:type="simple" xlink:href="http://godotshaders.com/author/arlez80/" text:style-name="Internet_20_link" text:visited-style-name="Visited_20_Internet_20_Link"><text:span text:style-name="T336">Yui Kinomoto</text:span></text:a><text:span text:style-name="T195">, </text:span><text:a xlink:type="simple" xlink:href="http://godotshaders.com/author/pend00/" text:style-name="Internet_20_link" text:visited-style-name="Visited_20_Internet_20_Link"><text:span text:style-name="T361">Peter Höglund</text:span></text:a><text:span text:style-name="T361">, </text:span><text:a xlink:type="simple" xlink:href="https://godotshaders.com/shader/tv-noise-effect/" text:style-name="Internet_20_link" text:visited-style-name="Visited_20_Internet_20_Link"><text:span text:style-name="T364">Tuanisapps</text:span></text:a><text:span text:style-name="T364">...</text:span></text:p>
      <text:p text:style-name="P137"><text:a xlink:type="simple" xlink:href="http://www.youtube.com/@Gdquest" text:style-name="Internet_20_link" text:visited-style-name="Visited_20_Internet_20_Link"><text:span text:style-name="T403">S</text:span></text:a><text:span text:style-name="T403">tuff from </text:span><text:a xlink:type="simple" xlink:href="http://www.youtube.com/@PlayWithFurcifer" text:style-name="Internet_20_link" text:visited-style-name="Visited_20_Internet_20_Link"><text:span text:style-name="T410">Play</text:span><text:span text:style-name="T411">W</text:span><text:span text:style-name="T410">ithFurcifer</text:span></text:a><text:span text:style-name="T412">, </text:span><text:a xlink:type="simple" xlink:href="http://www.youtube.com/@jontopielski6227" text:style-name="Internet_20_link" text:visited-style-name="Visited_20_Internet_20_Link"><text:span text:style-name="T413">Jon Topielski</text:span></text:a><text:span text:style-name="T413">, </text:span></text:p>
      <text:p text:style-name="P136"/>
      <text:p text:style-name="P99">Did we forget something/<text:span text:style-name="T360">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4-02-15T19:35:07.863000000</dc:date>
    <meta:editing-duration>P2DT1H26M26S</meta:editing-duration>
    <meta:editing-cycles>189</meta:editing-cycles>
    <meta:generator>LibreOffice/7.5.0.3$Windows_X86_64 LibreOffice_project/c21113d003cd3efa8c53188764377a8272d9d6de</meta:generator>
    <meta:document-statistic meta:table-count="0" meta:image-count="0" meta:object-count="0" meta:page-count="17" meta:paragraph-count="195" meta:word-count="3286" meta:character-count="19581" meta:non-whitespace-character-count="16266"/>
  </office:meta>
</office:document-meta>
</file>